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FixedSys" svg:font-family="FixedSy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automatic-styles>
    <style:style style:name="Tabla1" style:family="table">
      <style:table-properties style:width="14.169cm" fo:margin-left="1.616cm" fo:margin-right="1.214cm" table:align="margins"/>
    </style:style>
    <style:style style:name="Tabla1.A" style:family="table-column">
      <style:table-column-properties style:column-width="14.169cm" style:rel-column-width="65535*"/>
    </style:style>
    <style:style style:name="Tabla1.A1" style:family="table-cell">
      <style:table-cell-properties fo:padding="0.097cm" fo:border="0.002cm solid #000000"/>
    </style:style>
    <style:style style:name="P1" style:family="paragraph" style:parent-style-name="Header">
      <style:paragraph-properties fo:text-align="center" style:justify-single-word="false"/>
      <style:text-properties style:font-name="Arial" fo:font-size="32pt" style:font-size-asian="32pt" style:font-size-complex="32pt"/>
    </style:style>
    <style:style style:name="P2" style:family="paragraph" style:parent-style-name="Standard">
      <style:text-properties style:font-name="Ari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paragraph-properties fo:text-align="justify" style:justify-single-word="false"/>
      <style:text-properties style:font-name="Arial"/>
    </style:style>
    <style:style style:name="P8" style:family="paragraph" style:parent-style-name="Header">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color="#000000" style:font-name="FixedSys" fo:font-size="10pt" fo:language="es" fo:country="ES" style:font-name-asian="FixedSys" style:font-size-asian="10pt" style:font-name-complex="FixedSys" style:font-size-complex="10pt"/>
    </style:style>
    <style:style style:name="P11" style:family="paragraph" style:parent-style-name="Standard">
      <style:paragraph-properties fo:text-align="justify" style:justify-single-word="false"/>
      <style:text-properties fo:color="#000000" style:font-name="Arial" fo:font-size="12pt" fo:language="es" fo:country="ES" style:font-name-asian="FixedSys" style:font-size-asian="12pt" style:font-name-complex="FixedSys" style:font-size-complex="12pt"/>
    </style:style>
    <style:style style:name="P12" style:family="paragraph" style:parent-style-name="Standard">
      <style:paragraph-properties fo:text-align="justify" style:justify-single-word="false"/>
      <style:text-properties fo:color="#000000" style:font-name="Arial" fo:font-size="11pt" fo:language="es" fo:country="ES" fo:font-weight="bold" style:font-name-asian="FixedSys" style:font-size-asian="11pt" style:font-weight-asian="bold" style:font-name-complex="FixedSys" style:font-size-complex="11pt" style:font-weight-complex="bold"/>
    </style:style>
    <style:style style:name="P13" style:family="paragraph" style:parent-style-name="Standard">
      <style:paragraph-properties fo:text-align="start" style:justify-single-word="false"/>
      <style:text-properties fo:color="#000000" style:font-name="Arial" fo:font-size="12pt" fo:language="es" fo:country="ES" style:font-name-asian="FixedSys" style:font-size-asian="12pt" style:font-name-complex="FixedSys" style:font-size-complex="12pt"/>
    </style:style>
    <style:style style:name="P14" style:family="paragraph" style:parent-style-name="Standard">
      <style:paragraph-properties fo:text-align="justify" style:justify-single-word="false"/>
      <style:text-properties fo:color="#0000ff" style:font-name="Arial" fo:font-size="12pt" fo:language="es" fo:country="ES" fo:font-style="normal" style:font-name-asian="FixedSys" style:font-size-asian="12pt" style:font-style-asian="normal" style:font-name-complex="FixedSys" style:font-size-complex="12pt" style:font-style-complex="normal"/>
    </style:style>
    <style:style style:name="P15" style:family="paragraph" style:parent-style-name="Heading_20_3">
      <style:paragraph-properties fo:break-before="page"/>
    </style:style>
    <style:style style:name="P16" style:family="paragraph" style:parent-style-name="Text_20_body" style:list-style-name="L2">
      <style:text-properties fo:color="#000000" style:font-name="Arial" fo:font-size="12pt" fo:language="es" fo:country="ES" fo:font-weight="bold" style:font-name-asian="FixedSys" style:font-size-asian="12pt" style:font-weight-asian="bold" style:font-name-complex="FixedSys" style:font-size-complex="12pt" style:font-weight-complex="bold"/>
    </style:style>
    <style:style style:name="P17" style:family="paragraph" style:parent-style-name="Text_20_body">
      <style:text-properties fo:color="#000000" style:font-name="Arial" fo:font-size="12pt" fo:language="es" fo:country="ES" style:font-name-asian="FixedSys" style:font-size-asian="12pt" style:font-name-complex="FixedSys" style:font-size-complex="12pt"/>
    </style:style>
    <style:style style:name="P18" style:family="paragraph" style:parent-style-name="Standard">
      <style:paragraph-properties fo:text-align="start" style:justify-single-word="false"/>
      <style:text-properties fo:color="#0000ff" style:font-name="Arial" fo:font-size="12pt" fo:language="es" fo:country="ES" fo:font-weight="bold" style:font-name-asian="FixedSys" style:font-size-asian="12pt" style:font-weight-asian="bold" style:font-name-complex="FixedSys" style:font-size-complex="12pt" style:font-weight-complex="bold"/>
    </style:style>
    <style:style style:name="P19" style:family="paragraph" style:parent-style-name="Text_20_body">
      <style:paragraph-properties fo:text-align="start" style:justify-single-word="false"/>
      <style:text-properties fo:color="#0000ff" style:font-name="Arial" fo:font-size="12pt" fo:language="es" fo:country="ES" fo:font-weight="bold" style:font-name-asian="FixedSys" style:font-size-asian="12pt" style:font-weight-asian="bold" style:font-name-complex="FixedSys" style:font-size-complex="12pt" style:font-weight-complex="bold"/>
    </style:style>
    <style:style style:name="P20" style:family="paragraph" style:parent-style-name="Text_20_body">
      <style:paragraph-properties fo:text-align="start" style:justify-single-word="false"/>
      <style:text-properties fo:color="#000000" style:font-name="Arial" fo:font-size="12pt" fo:language="es" fo:country="ES" fo:font-weight="normal" style:font-name-asian="FixedSys" style:font-size-asian="12pt" style:font-weight-asian="normal" style:font-name-complex="FixedSys" style:font-size-complex="12pt" style:font-weight-complex="normal"/>
    </style:style>
    <style:style style:name="P21" style:family="paragraph" style:parent-style-name="Text_20_body" style:list-style-name="L3">
      <style:paragraph-properties fo:text-align="start" style:justify-single-word="false"/>
      <style:text-properties fo:color="#000000" style:font-name="Arial" fo:font-size="12pt" fo:language="es" fo:country="ES" fo:font-weight="normal" style:font-name-asian="FixedSys" style:font-size-asian="12pt" style:font-weight-asian="normal" style:font-name-complex="FixedSys" style:font-size-complex="12pt" style:font-weight-complex="normal"/>
    </style:style>
    <style:style style:name="P22" style:family="paragraph" style:parent-style-name="Heading_20_2">
      <style:paragraph-properties fo:break-before="page"/>
    </style:style>
    <style:style style:name="P23" style:family="paragraph" style:parent-style-name="Standard">
      <style:paragraph-properties style:text-autospace="none"/>
      <style:text-properties style:font-name="Arial"/>
    </style:style>
    <style:style style:name="P24" style:family="paragraph" style:parent-style-name="Standard">
      <style:paragraph-properties style:text-autospace="none"/>
      <style:text-properties fo:color="#000000" style:font-name="Arial" fo:font-size="10pt" fo:language="es" fo:country="ES" style:font-name-asian="FixedSys" style:font-size-asian="10pt" style:font-name-complex="FixedSys" style:font-size-complex="10pt"/>
    </style:style>
    <style:style style:name="P25" style:family="paragraph" style:parent-style-name="Standard">
      <style:paragraph-properties style:text-autospace="none"/>
      <style:text-properties fo:color="#000000" style:font-name="FixedSys" fo:font-size="10pt" fo:language="es" fo:country="ES" style:font-name-asian="FixedSys" style:font-size-asian="10pt" style:font-name-complex="FixedSys" style:font-size-complex="10pt"/>
    </style:style>
    <style:style style:name="P26" style:family="paragraph" style:parent-style-name="Standard" style:list-style-name="L4">
      <style:paragraph-properties fo:text-align="start" style:justify-single-word="false"/>
      <style:text-properties fo:color="#000000" style:font-name="Arial" fo:font-size="12pt" fo:language="es" fo:country="ES" style:font-name-asian="FixedSys" style:font-size-asian="12pt" style:font-name-complex="FixedSys" style:font-size-complex="12pt"/>
    </style:style>
    <style:style style:name="P27" style:family="paragraph" style:parent-style-name="Standard">
      <style:paragraph-properties fo:margin-left="0cm" fo:margin-right="0cm" fo:text-align="start" style:justify-single-word="false" fo:text-indent="0.706cm" style:auto-text-indent="false"/>
      <style:text-properties fo:color="#000000" style:font-name="Arial" fo:font-size="12pt" fo:language="es" fo:country="ES" style:font-name-asian="FixedSys" style:font-size-asian="12pt" style:font-name-complex="FixedSys" style:font-size-complex="12pt"/>
    </style:style>
    <style:style style:name="P28" style:family="paragraph" style:parent-style-name="Standard">
      <style:paragraph-properties fo:margin-left="0.706cm" fo:margin-right="0cm" fo:text-align="start" style:justify-single-word="false" fo:text-indent="0.03cm" style:auto-text-indent="false">
        <style:tab-stops/>
      </style:paragraph-properties>
      <style:text-properties fo:color="#000000" style:font-name="Arial" fo:font-size="12pt" fo:language="es" fo:country="ES" style:font-name-asian="FixedSys" style:font-size-asian="12pt" style:font-name-complex="FixedSys" style:font-size-complex="12pt"/>
    </style:style>
    <style:style style:name="P29" style:family="paragraph" style:parent-style-name="Standard" style:list-style-name="L5">
      <style:paragraph-properties fo:text-align="start" style:justify-single-word="false"/>
      <style:text-properties fo:color="#000000" style:font-name="Arial" fo:font-size="12pt" fo:language="es" fo:country="ES" style:font-name-asian="FixedSys" style:font-size-asian="12pt" style:font-name-complex="FixedSys" style:font-size-complex="12pt"/>
    </style:style>
    <style:style style:name="P30" style:family="paragraph" style:parent-style-name="Standard">
      <style:paragraph-properties fo:margin-left="0.736cm" fo:margin-right="0cm" fo:text-align="start" style:justify-single-word="false" fo:text-indent="-0.03cm" style:auto-text-indent="false">
        <style:tab-stops/>
      </style:paragraph-properties>
      <style:text-properties fo:color="#000000" style:font-name="Arial" fo:font-size="12pt" fo:language="es" fo:country="ES" style:font-name-asian="FixedSys" style:font-size-asian="12pt" style:font-name-complex="FixedSys" style:font-size-complex="12pt"/>
    </style:style>
    <style:style style:name="P31"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Arial" fo:font-size="12pt" fo:language="es" fo:country="ES" style:font-name-asian="FixedSys" style:font-size-asian="12pt" style:font-name-complex="FixedSys" style:font-size-complex="12pt"/>
    </style:style>
    <style:style style:name="P32" style:family="paragraph" style:parent-style-name="Standard" style:list-style-name="L6">
      <style:paragraph-properties fo:margin-left="0cm" fo:margin-right="0cm" fo:text-align="start" style:justify-single-word="false" fo:text-indent="0cm" style:auto-text-indent="false">
        <style:tab-stops/>
      </style:paragraph-properties>
      <style:text-properties fo:color="#000000" style:font-name="Arial" fo:font-size="12pt" fo:language="es" fo:country="ES" style:font-name-asian="FixedSys" style:font-size-asian="12pt" style:font-name-complex="FixedSys" style:font-size-complex="12pt"/>
    </style:style>
    <style:style style:name="P33" style:family="paragraph" style:parent-style-name="Standard">
      <style:paragraph-properties style:text-autospace="none"/>
      <style:text-properties fo:color="#000000" style:font-name="Arial" fo:font-size="12pt" fo:language="es" fo:country="ES" style:font-name-asian="FixedSys" style:font-size-asian="12pt" style:font-name-complex="FixedSys" style:font-size-complex="12pt"/>
    </style:style>
    <style:style style:name="P34" style:family="paragraph" style:parent-style-name="Heading_20_3" style:list-style-name="L7">
      <style:paragraph-properties fo:break-before="page"/>
    </style:style>
    <style:style style:name="P35" style:family="paragraph" style:parent-style-name="Standard">
      <style:paragraph-properties style:text-autospace="none"/>
      <style:text-properties fo:color="#008000" style:font-name="Arial" fo:font-size="10pt" fo:language="es" fo:country="ES" style:font-name-asian="FixedSys" style:font-size-asian="10pt" style:font-name-complex="FixedSys" style:font-size-complex="10pt"/>
    </style:style>
    <style:style style:name="P36" style:family="paragraph" style:parent-style-name="Standard">
      <style:paragraph-properties style:text-autospace="none"/>
      <style:text-properties fo:color="#000000" style:font-name="Arial" fo:font-size="12pt" fo:language="es" fo:country="ES" style:text-underline-style="solid" style:text-underline-width="auto" style:text-underline-color="font-color" style:font-name-asian="FixedSys" style:font-size-asian="12pt" style:font-name-complex="FixedSys" style:font-size-complex="12pt"/>
    </style:style>
    <style:style style:name="P37" style:family="paragraph" style:parent-style-name="Standard">
      <style:paragraph-properties style:text-autospace="none"/>
      <style:text-properties fo:color="#0000ff" style:font-name="Arial" fo:font-size="10pt" fo:language="es" fo:country="ES" style:font-name-asian="FixedSys" style:font-size-asian="10pt" style:font-name-complex="FixedSys" style:font-size-complex="10pt"/>
    </style:style>
    <style:style style:name="P38" style:family="paragraph" style:parent-style-name="Heading_20_2" style:list-style-name="L8">
      <style:paragraph-properties fo:break-before="page"/>
    </style:style>
    <style:style style:name="P39" style:family="paragraph" style:parent-style-name="Heading_20_3" style:list-style-name="L9"/>
    <style:style style:name="P40" style:family="paragraph" style:parent-style-name="Standard">
      <style:paragraph-properties style:text-autospace="none"/>
      <style:text-properties fo:color="#b84747" style:font-name="Arial" fo:font-size="11pt" fo:language="es" fo:country="ES" fo:font-style="normal" style:font-name-asian="FixedSys" style:font-size-asian="11pt" style:font-style-asian="normal" style:font-name-complex="FixedSys" style:font-size-complex="11pt" style:font-style-complex="normal"/>
    </style:style>
    <style:style style:name="P41" style:family="paragraph" style:parent-style-name="Heading_20_3" style:list-style-name="L10">
      <style:paragraph-properties fo:break-before="page"/>
    </style:style>
    <style:style style:name="P42" style:family="paragraph" style:parent-style-name="Heading_20_3" style:list-style-name="L11">
      <style:paragraph-properties fo:break-before="page"/>
    </style:style>
    <style:style style:name="P43" style:family="paragraph" style:parent-style-name="Heading_20_3" style:list-style-name="L12">
      <style:paragraph-properties fo:break-before="page"/>
    </style:style>
    <style:style style:name="P44" style:family="paragraph" style:parent-style-name="Heading_20_2" style:list-style-name="L13"/>
    <style:style style:name="P45" style:family="paragraph" style:parent-style-name="Standard" style:list-style-name="L14">
      <style:paragraph-properties style:text-autospace="none"/>
      <style:text-properties fo:color="#000000" style:font-name="Arial" fo:font-size="12pt" fo:language="es" fo:country="ES" style:text-underline-style="solid" style:text-underline-width="auto" style:text-underline-color="font-color" fo:font-weight="bold" style:font-name-asian="FixedSys" style:font-size-asian="12pt" style:font-weight-asian="bold" style:font-name-complex="FixedSys" style:font-size-complex="12pt" style:font-weight-complex="bold"/>
    </style:style>
    <style:style style:name="P46" style:family="paragraph" style:parent-style-name="Standard" style:list-style-name="L14">
      <style:paragraph-properties style:text-autospace="none"/>
      <style:text-properties fo:color="#000000" style:font-name="Arial" fo:font-size="12pt" fo:language="es" fo:country="ES" style:font-name-asian="FixedSys" style:font-size-asian="12pt" style:font-name-complex="FixedSys" style:font-size-complex="12pt"/>
    </style:style>
    <style:style style:name="P47" style:family="paragraph" style:parent-style-name="Standard" style:list-style-name="L14">
      <style:paragraph-properties style:text-autospace="none"/>
      <style:text-properties fo:color="#0000ff" style:font-name="Arial" fo:font-size="12pt" fo:language="es" fo:country="ES" fo:font-weight="bold" style:font-name-asian="FixedSys" style:font-size-asian="12pt" style:font-weight-asian="bold" style:font-name-complex="FixedSys" style:font-size-complex="12pt" style:font-weight-complex="bold"/>
    </style:style>
    <style:style style:name="P48" style:family="paragraph" style:parent-style-name="Standard">
      <style:paragraph-properties fo:margin-left="0cm" fo:margin-right="0cm" fo:text-indent="0cm" style:auto-text-indent="false" style:text-autospace="none"/>
      <style:text-properties fo:color="#000000" style:font-name="Arial" fo:font-size="8pt" fo:language="es" fo:country="ES" style:font-name-asian="FixedSys" style:font-size-asian="8pt" style:font-name-complex="FixedSys" style:font-size-complex="8pt"/>
    </style:style>
    <style:style style:name="P49" style:family="paragraph" style:parent-style-name="Standard" style:list-style-name="L15">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50" style:family="paragraph" style:parent-style-name="Standard" style:list-style-name="L15">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1" style:family="paragraph" style:parent-style-name="Standard">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2" style:family="paragraph" style:parent-style-name="Standard" style:list-style-name="L16">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3" style:family="paragraph" style:parent-style-name="Standard" style:list-style-name="L16">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54" style:family="paragraph" style:parent-style-name="Standard" style:list-style-name="L17">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5" style:family="paragraph" style:parent-style-name="Standard" style:list-style-name="L17">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56" style:family="paragraph" style:parent-style-name="Standard" style:list-style-name="L18">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7" style:family="paragraph" style:parent-style-name="Standard" style:list-style-name="L18">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58" style:family="paragraph" style:parent-style-name="Standard" style:list-style-name="L19">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59" style:family="paragraph" style:parent-style-name="Standard" style:list-style-name="L19">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60" style:family="paragraph" style:parent-style-name="Standard" style:list-style-name="L20">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61" style:family="paragraph" style:parent-style-name="Standard" style:list-style-name="L20">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62" style:family="paragraph" style:parent-style-name="Standard" style:list-style-name="L21">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63" style:family="paragraph" style:parent-style-name="Standard" style:list-style-name="L21">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64" style:family="paragraph" style:parent-style-name="Standard" style:list-style-name="L22">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65" style:family="paragraph" style:parent-style-name="Standard" style:list-style-name="L22">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66" style:family="paragraph" style:parent-style-name="Standard" style:list-style-name="L23">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67" style:family="paragraph" style:parent-style-name="Standard" style:list-style-name="L23">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68" style:family="paragraph" style:parent-style-name="Standard" style:list-style-name="L24">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69" style:family="paragraph" style:parent-style-name="Standard" style:list-style-name="L24">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70" style:family="paragraph" style:parent-style-name="Standard" style:list-style-name="L25">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71" style:family="paragraph" style:parent-style-name="Standard" style:list-style-name="L25">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72" style:family="paragraph" style:parent-style-name="Standard" style:list-style-name="L26">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73" style:family="paragraph" style:parent-style-name="Standard" style:list-style-name="L26">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74" style:family="paragraph" style:parent-style-name="Standard" style:list-style-name="L27">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75" style:family="paragraph" style:parent-style-name="Standard" style:list-style-name="L27">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76" style:family="paragraph" style:parent-style-name="Standard" style:list-style-name="L28">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77" style:family="paragraph" style:parent-style-name="Standard" style:list-style-name="L28">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78" style:family="paragraph" style:parent-style-name="Standard" style:list-style-name="L29">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79" style:family="paragraph" style:parent-style-name="Standard" style:list-style-name="L29">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80" style:family="paragraph" style:parent-style-name="Standard" style:list-style-name="L30">
      <style:paragraph-properties fo:margin-left="0.295cm" fo:margin-right="0cm" fo:text-indent="0cm" style:auto-text-indent="false" style:text-autospace="none"/>
      <style:text-properties fo:color="#000000" style:font-name="Arial" fo:font-size="12pt" fo:language="es" fo:country="ES" style:font-name-asian="FixedSys" style:font-size-asian="12pt" style:font-name-complex="FixedSys" style:font-size-complex="12pt"/>
    </style:style>
    <style:style style:name="P81" style:family="paragraph" style:parent-style-name="Standard" style:list-style-name="L30">
      <style:paragraph-properties fo:margin-left="0.295cm" fo:margin-right="0cm" fo:text-indent="0cm" style:auto-text-indent="false" style:text-autospace="none"/>
      <style:text-properties fo:color="#000000" style:font-name="Arial" fo:font-size="12pt" fo:language="es" fo:country="ES" fo:font-style="italic" fo:font-weight="bold" style:font-name-asian="FixedSys" style:font-size-asian="12pt" style:font-style-asian="italic" style:font-weight-asian="bold" style:font-name-complex="FixedSys" style:font-size-complex="12pt" style:font-style-complex="italic" style:font-weight-complex="bold"/>
    </style:style>
    <style:style style:name="P82" style:family="paragraph" style:parent-style-name="Heading_20_3" style:list-style-name="L31"/>
    <style:style style:name="P83" style:family="paragraph" style:parent-style-name="Text_20_body" style:list-style-name="L31"/>
    <style:style style:name="P84" style:family="paragraph" style:parent-style-name="Heading_20_3" style:list-style-name="L32"/>
    <style:style style:name="P85" style:family="paragraph" style:parent-style-name="Heading_20_3" style:list-style-name="L33">
      <style:paragraph-properties fo:break-before="page"/>
    </style:style>
    <style:style style:name="P86" style:family="paragraph" style:parent-style-name="Text_20_body">
      <style:paragraph-properties style:text-autospace="none"/>
      <style:text-properties fo:color="#000000" style:font-name="Arial" fo:font-size="12pt" fo:language="es" fo:country="ES" style:font-name-asian="FixedSys" style:font-size-asian="12pt" style:font-name-complex="FixedSys" style:font-size-complex="12pt"/>
    </style:style>
    <style:style style:name="P87" style:family="paragraph" style:parent-style-name="Text_20_body">
      <style:paragraph-properties style:text-autospace="none"/>
      <style:text-properties fo:color="#000000" style:font-name="Arial" fo:font-size="12pt" fo:language="es" fo:country="ES" fo:font-style="italic" style:font-name-asian="FixedSys" style:font-size-asian="12pt" style:font-style-asian="italic" style:font-name-complex="FixedSys" style:font-size-complex="12pt" style:font-style-complex="italic"/>
    </style:style>
    <style:style style:name="P88" style:family="paragraph" style:parent-style-name="Text_20_body">
      <style:paragraph-properties fo:margin-left="0.617cm" fo:margin-right="0cm" fo:text-indent="-0.559cm" style:auto-text-indent="false">
        <style:tab-stops/>
      </style:paragraph-properties>
      <style:text-properties style:font-name="Arial"/>
    </style:style>
    <style:style style:name="P89" style:family="paragraph" style:parent-style-name="Text_20_body">
      <style:paragraph-properties fo:margin-left="0.559cm" fo:margin-right="0cm" fo:text-indent="-0.471cm" style:auto-text-indent="false" style:text-autospace="none">
        <style:tab-stops/>
      </style:paragraph-properties>
      <style:text-properties fo:color="#000000" style:font-name="Arial" fo:font-size="12pt" fo:language="es" fo:country="ES" style:font-name-asian="FixedSys" style:font-size-asian="12pt" style:font-name-complex="FixedSys" style:font-size-complex="12pt"/>
    </style:style>
    <style:style style:name="P90" style:family="paragraph" style:parent-style-name="Text_20_body">
      <style:paragraph-properties fo:margin-left="0.559cm" fo:margin-right="0cm" fo:text-indent="-0.471cm" style:auto-text-indent="false" style:text-autospace="none">
        <style:tab-stops/>
      </style:paragraph-properties>
      <style:text-properties fo:color="#000000" style:font-name="Arial" fo:font-size="12pt" fo:language="es" fo:country="ES" fo:font-style="italic" style:font-name-asian="FixedSys" style:font-size-asian="12pt" style:font-style-asian="italic" style:font-name-complex="FixedSys" style:font-size-complex="12pt" style:font-style-complex="italic"/>
    </style:style>
    <style:style style:name="P91" style:family="paragraph" style:parent-style-name="Text_20_body">
      <style:paragraph-properties fo:margin-left="0.559cm" fo:margin-right="0cm" fo:text-indent="-0.471cm" style:auto-text-indent="false" style:text-autospace="none">
        <style:tab-stops/>
      </style:paragraph-properties>
    </style:style>
    <style:style style:name="P92" style:family="paragraph" style:parent-style-name="Heading_20_3" style:list-style-name="L34"/>
    <style:style style:name="P93" style:family="paragraph" style:parent-style-name="Standard" style:list-style-name="L35">
      <style:paragraph-properties style:text-autospace="none"/>
      <style:text-properties fo:color="#000000" style:font-name="Arial" fo:font-size="12pt" fo:language="es" fo:country="ES" fo:font-weight="bold" style:font-name-asian="FixedSys" style:font-size-asian="12pt" style:font-weight-asian="bold" style:font-name-complex="FixedSys" style:font-size-complex="12pt" style:font-weight-complex="bold"/>
    </style:style>
    <style:style style:name="P94" style:family="paragraph" style:parent-style-name="Standard" style:list-style-name="L35">
      <style:paragraph-properties style:text-autospace="none"/>
      <style:text-properties fo:color="#000000" style:font-name="Arial" fo:font-size="12pt" fo:language="es" fo:country="ES" style:font-name-asian="FixedSys" style:font-size-asian="12pt" style:font-name-complex="FixedSys" style:font-size-complex="12pt"/>
    </style:style>
    <style:style style:name="P95" style:family="paragraph" style:parent-style-name="Standard" style:list-style-name="L36">
      <style:paragraph-properties style:text-autospace="none"/>
      <style:text-properties fo:color="#000000" style:font-name="Arial" fo:font-size="12pt" fo:language="es" fo:country="ES" fo:font-weight="bold" style:font-name-asian="FixedSys" style:font-size-asian="12pt" style:font-weight-asian="bold" style:font-name-complex="FixedSys" style:font-size-complex="12pt" style:font-weight-complex="bold"/>
    </style:style>
    <style:style style:name="P96" style:family="paragraph" style:parent-style-name="Standard" style:list-style-name="L36">
      <style:paragraph-properties style:text-autospace="none"/>
      <style:text-properties fo:color="#000000" style:font-name="Arial" fo:font-size="12pt" fo:language="es" fo:country="ES" style:font-name-asian="FixedSys" style:font-size-asian="12pt" style:font-name-complex="FixedSys" style:font-size-complex="12pt"/>
    </style:style>
    <style:style style:name="P97" style:family="paragraph" style:parent-style-name="Standard" style:list-style-name="L36">
      <style:paragraph-properties style:text-autospace="none"/>
      <style:text-properties fo:color="#000000" style:font-name="Arial" fo:font-size="12pt" fo:language="es" fo:country="ES" fo:font-style="italic" style:font-name-asian="FixedSys" style:font-size-asian="12pt" style:font-style-asian="italic" style:font-name-complex="FixedSys" style:font-size-complex="12pt" style:font-style-complex="italic"/>
    </style:style>
    <style:style style:name="P98" style:family="paragraph" style:parent-style-name="Standard" style:list-style-name="L36">
      <style:paragraph-properties style:text-autospace="none"/>
      <style:text-properties fo:color="#b84747" style:font-name="Arial" fo:font-size="12pt" fo:language="es" fo:country="ES" fo:font-style="italic" style:font-name-asian="FixedSys" style:font-size-asian="12pt" style:font-style-asian="italic" style:font-name-complex="FixedSys" style:font-size-complex="12pt" style:font-style-complex="italic"/>
    </style:style>
    <style:style style:name="P99" style:family="paragraph" style:parent-style-name="Standard" style:list-style-name="L36">
      <style:paragraph-properties style:text-autospace="none"/>
      <style:text-properties fo:color="#000000" style:font-name="Arial" fo:font-size="12pt" fo:language="es" fo:country="ES" fo:font-style="normal" style:font-name-asian="FixedSys" style:font-size-asian="12pt" style:font-style-asian="normal" style:font-name-complex="FixedSys" style:font-size-complex="12pt" style:font-style-complex="normal"/>
    </style:style>
    <style:style style:name="P100" style:family="paragraph" style:parent-style-name="Standard">
      <style:paragraph-properties style:text-autospace="none"/>
      <style:text-properties fo:color="#000000" style:font-name="Arial" fo:font-size="12pt" fo:language="es" fo:country="ES" fo:font-style="normal" style:font-name-asian="FixedSys" style:font-size-asian="12pt" style:font-style-asian="normal" style:font-name-complex="FixedSys" style:font-size-complex="12pt" style:font-style-complex="normal"/>
    </style:style>
    <style:style style:name="P101" style:family="paragraph" style:parent-style-name="Standard">
      <style:paragraph-properties style:text-autospace="none"/>
      <style:text-properties fo:color="#000000" style:font-name="Arial" fo:font-size="12pt" fo:language="es" fo:country="ES" fo:font-style="normal" fo:font-weight="bold" style:font-name-asian="FixedSys" style:font-size-asian="12pt" style:font-style-asian="normal" style:font-weight-asian="bold" style:font-name-complex="FixedSys" style:font-size-complex="12pt" style:font-style-complex="normal" style:font-weight-complex="bold"/>
    </style:style>
    <style:style style:name="P102" style:family="paragraph" style:parent-style-name="Standard">
      <style:paragraph-properties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03" style:family="paragraph" style:parent-style-name="Standard">
      <style:paragraph-properties style:text-autospace="none"/>
      <style:text-properties fo:color="#b84747" style:font-name="Arial" fo:font-size="10.5pt" fo:language="es" fo:country="ES" fo:font-style="normal" fo:font-weight="normal" style:font-name-asian="FixedSys" style:font-size-asian="10.5pt" style:font-style-asian="normal" style:font-weight-asian="normal" style:font-name-complex="FixedSys" style:font-size-complex="10.5pt" style:font-style-complex="normal" style:font-weight-complex="normal"/>
    </style:style>
    <style:style style:name="P104" style:family="paragraph" style:parent-style-name="Standard">
      <style:paragraph-properties style:text-autospace="none"/>
      <style:text-properties fo:color="#b84747" style:font-name="Arial" fo:font-size="11pt" fo:language="es" fo:country="ES" fo:font-style="normal" fo:font-weight="normal" style:font-name-asian="FixedSys" style:font-size-asian="11pt" style:font-style-asian="normal" style:font-weight-asian="normal" style:font-name-complex="FixedSys" style:font-size-complex="11pt" style:font-style-complex="normal" style:font-weight-complex="normal"/>
    </style:style>
    <style:style style:name="P105" style:family="paragraph" style:parent-style-name="Standard">
      <style:paragraph-properties style:text-autospace="none"/>
      <style:text-properties fo:color="#b84747" style:font-name="Arial" fo:font-size="10.5pt" fo:language="es" fo:country="ES" fo:font-style="normal" style:font-name-asian="FixedSys" style:font-size-asian="10.5pt" style:font-style-asian="normal" style:font-name-complex="FixedSys" style:font-size-complex="10.5pt" style:font-style-complex="normal"/>
    </style:style>
    <style:style style:name="P106" style:family="paragraph" style:parent-style-name="Standard">
      <style:paragraph-properties fo:text-align="justify" style:justify-single-word="false" style:text-autospace="none"/>
      <style:text-properties fo:color="#000000" style:font-name="Arial" fo:font-size="11pt" fo:language="es" fo:country="ES" fo:font-style="normal" fo:font-weight="normal" style:font-name-asian="FixedSys" style:font-size-asian="11pt" style:font-style-asian="normal" style:font-weight-asian="normal" style:font-name-complex="FixedSys" style:font-size-complex="11pt" style:font-style-complex="normal" style:font-weight-complex="normal"/>
    </style:style>
    <style:style style:name="P107" style:family="paragraph" style:parent-style-name="Standard" style:list-style-name="L37">
      <style:paragraph-properties style:text-autospace="none"/>
      <style:text-properties fo:color="#000000" style:font-name="Arial" fo:font-size="12pt" fo:language="es" fo:country="ES" style:font-name-asian="FixedSys" style:font-size-asian="12pt" style:font-name-complex="FixedSys" style:font-size-complex="12pt"/>
    </style:style>
    <style:style style:name="P108" style:family="paragraph" style:parent-style-name="Standard" style:list-style-name="L38">
      <style:paragraph-properties style:text-autospace="none"/>
      <style:text-properties fo:color="#000000" style:font-name="Arial" fo:font-size="12pt" fo:language="es" fo:country="ES" style:font-name-asian="FixedSys" style:font-size-asian="12pt" style:font-name-complex="FixedSys" style:font-size-complex="12pt"/>
    </style:style>
    <style:style style:name="P109" style:family="paragraph" style:parent-style-name="Standard" style:list-style-name="L39">
      <style:paragraph-properties style:text-autospace="none"/>
      <style:text-properties fo:color="#000000" style:font-name="Arial" fo:font-size="12pt" fo:language="es" fo:country="ES" style:font-name-asian="FixedSys" style:font-size-asian="12pt" style:font-name-complex="FixedSys" style:font-size-complex="12pt"/>
    </style:style>
    <style:style style:name="P110" style:family="paragraph" style:parent-style-name="Standard" style:list-style-name="L39">
      <style:paragraph-properties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11" style:family="paragraph" style:parent-style-name="Heading_20_3" style:list-style-name="L40">
      <style:paragraph-properties fo:break-before="page"/>
    </style:style>
    <style:style style:name="P112" style:family="paragraph" style:parent-style-name="Heading_20_2" style:list-style-name="L41">
      <style:paragraph-properties fo:break-before="page"/>
    </style:style>
    <style:style style:name="P113" style:family="paragraph" style:parent-style-name="Standard">
      <style:paragraph-properties fo:text-align="justify" style:justify-single-word="false"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14" style:family="paragraph" style:parent-style-name="Standard">
      <style:paragraph-properties fo:break-before="page"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16" style:family="paragraph">
      <style:paragraph-properties fo:margin-left="0cm" fo:margin-right="0cm" fo:text-align="center" fo:text-indent="0cm"/>
    </style:style>
    <style:style style:name="P117" style:family="paragraph">
      <style:paragraph-properties fo:margin-left="0cm" fo:margin-right="0cm" fo:text-indent="0cm"/>
    </style:style>
    <style:style style:name="P1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5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5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5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1" style:family="paragraph" style:parent-style-name="Standard" style:list-style-name="L42">
      <style:paragraph-properties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22" style:family="paragraph" style:parent-style-name="Standard">
      <style:paragraph-properties fo:margin-left="0.852cm" fo:margin-right="0cm" fo:text-indent="0cm" style:auto-text-indent="false" style:text-autospace="none"/>
      <style:text-properties style:font-name="Arial"/>
    </style:style>
    <style:style style:name="P123" style:family="paragraph" style:parent-style-name="Standard">
      <style:paragraph-properties fo:margin-left="0.852cm" fo:margin-right="0cm" fo:text-indent="0cm" style:auto-text-indent="false" style:text-autospace="none"/>
      <style:text-properties fo:color="#000000" style:font-name="Arial" fo:font-size="10pt" fo:language="es" fo:country="ES" style:font-name-asian="FixedSys" style:font-size-asian="10pt" style:font-name-complex="FixedSys" style:font-size-complex="10pt"/>
    </style:style>
    <style:style style:name="P124" style:family="paragraph" style:parent-style-name="Standard">
      <style:paragraph-properties fo:margin-left="0.852cm" fo:margin-right="0cm" fo:text-indent="0cm" style:auto-text-indent="false" style:text-autospace="none"/>
      <style:text-properties fo:color="#0000ff" style:font-name="Arial" fo:font-size="10pt" fo:language="es" fo:country="ES" style:font-name-asian="FixedSys" style:font-size-asian="10pt" style:font-name-complex="FixedSys" style:font-size-complex="10pt"/>
    </style:style>
    <style:style style:name="P125" style:family="paragraph" style:parent-style-name="Standard">
      <style:paragraph-properties fo:margin-left="0.852cm" fo:margin-right="0cm" fo:text-indent="0cm" style:auto-text-indent="false" style:text-autospace="none"/>
      <style:text-properties fo:color="#008000" style:font-name="Arial" fo:font-size="10pt" fo:language="es" fo:country="ES" style:font-name-asian="FixedSys" style:font-size-asian="10pt" style:font-name-complex="FixedSys" style:font-size-complex="10pt"/>
    </style:style>
    <style:style style:name="P126" style:family="paragraph" style:parent-style-name="Standard" style:list-style-name="L43">
      <style:paragraph-properties style:text-autospace="none"/>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27" style:family="paragraph" style:parent-style-name="Standard">
      <style:paragraph-properties fo:margin-left="0.824cm" fo:margin-right="0cm" fo:text-indent="-0.03cm" style:auto-text-indent="false" style:text-autospace="none">
        <style:tab-stops/>
      </style:paragraph-properties>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28" style:family="paragraph" style:parent-style-name="Standard" style:list-style-name="L44">
      <style:paragraph-properties fo:margin-left="0.824cm" fo:margin-right="0cm" fo:text-indent="-0.03cm" style:auto-text-indent="false" style:text-autospace="none">
        <style:tab-stops/>
      </style:paragraph-properties>
      <style:text-properties fo:color="#000000" style:font-name="Arial" fo:font-size="12pt" fo:language="es" fo:country="ES"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P129" style:family="paragraph" style:parent-style-name="Standard">
      <style:paragraph-properties style:text-autospace="none"/>
      <style:text-properties fo:color="#000000" style:font-name="Arial" fo:font-size="12pt" fo:language="es" fo:country="ES" fo:font-style="italic" fo:font-weight="normal" style:font-name-asian="FixedSys" style:font-size-asian="12pt" style:font-style-asian="italic" style:font-weight-asian="normal" style:font-name-complex="FixedSys" style:font-size-complex="12pt" style:font-style-complex="italic" style:font-weight-complex="normal"/>
    </style:style>
    <style:style style:name="P130" style:family="paragraph" style:parent-style-name="Standard">
      <style:paragraph-properties style:text-autospace="none"/>
      <style:text-properties fo:color="#000000" style:font-name="Arial" fo:font-size="9pt" fo:language="es" fo:country="ES" fo:font-style="normal" fo:font-weight="normal" style:font-name-asian="FixedSys" style:font-size-asian="9pt" style:font-style-asian="normal" style:font-weight-asian="normal" style:font-name-complex="FixedSys" style:font-size-complex="9pt" style:font-style-complex="normal" style:font-weight-complex="normal"/>
    </style:style>
    <style:style style:name="P131" style:family="paragraph" style:parent-style-name="Text_20_body">
      <style:text-properties style:font-name="Arial" fo:font-size="9pt" style:font-size-asian="9pt" style:font-size-complex="9pt"/>
    </style:style>
    <style:style style:name="P132" style:family="paragraph" style:parent-style-name="Text_20_body" style:list-style-name="L45"/>
    <style:style style:name="P133" style:family="paragraph" style:parent-style-name="Text_20_body" style:list-style-name="L45">
      <style:text-properties style:font-name="Arial" fo:font-size="9pt" style:font-size-asian="9pt" style:font-size-complex="9pt"/>
    </style:style>
    <style:style style:name="P134" style:family="paragraph" style:parent-style-name="Text_20_body" style:list-style-name="L46">
      <style:text-properties style:font-name="Arial" fo:font-size="9pt" style:font-size-asian="9pt" style:font-size-complex="9pt"/>
    </style:style>
    <style:style style:name="P135" style:family="paragraph" style:parent-style-name="List_20_Heading">
      <style:paragraph-properties fo:margin-top="0cm" fo:margin-bottom="0.499cm"/>
      <style:text-properties style:font-name="Arial" fo:font-size="9pt" style:font-size-asian="9pt" style:font-size-complex="9pt"/>
    </style:style>
    <style:style style:name="P136" style:family="paragraph" style:parent-style-name="List_20_Contents">
      <style:paragraph-properties fo:margin-top="0cm" fo:margin-bottom="0.499cm"/>
      <style:text-properties style:font-name="Arial" fo:font-size="9pt" style:font-size-asian="9pt" style:font-size-complex="9pt"/>
    </style:style>
    <style:style style:name="P137" style:family="paragraph" style:parent-style-name="Text_20_body">
      <style:text-properties style:font-name="Arial" fo:font-size="9pt" fo:font-style="italic" style:font-size-asian="9pt" style:font-size-complex="9pt"/>
    </style:style>
    <style:style style:name="T1" style:family="text">
      <style:text-properties fo:color="#ff0000"/>
    </style:style>
    <style:style style:name="T2" style:family="text">
      <style:text-properties fo:color="#0000ff"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ff" fo:language="es" fo:country="ES" style:font-name-asian="FixedSys" style:font-name-complex="FixedSys"/>
    </style:style>
    <style:style style:name="T6" style:family="text">
      <style:text-properties fo:color="#000000" fo:language="es" fo:country="ES" style:font-name-asian="FixedSys" style:font-name-complex="FixedSys"/>
    </style:style>
    <style:style style:name="T7" style:family="text">
      <style:text-properties fo:color="#008080" fo:language="es" fo:country="ES" style:font-name-asian="FixedSys" style:font-name-complex="FixedSys"/>
    </style:style>
    <style:style style:name="T8" style:family="text">
      <style:text-properties fo:color="#0000ff"/>
    </style:style>
    <style:style style:name="T9" style:family="text">
      <style:text-properties fo:color="#008080"/>
    </style:style>
    <style:style style:name="T10" style:family="text">
      <style:text-properties fo:color="#008080" fo:font-size="11pt" fo:font-weight="bold" style:font-size-asian="11pt" style:font-weight-asian="bold" style:font-size-complex="11pt" style:font-weight-complex="bold"/>
    </style:style>
    <style:style style:name="T11" style:family="text">
      <style:text-properties fo:color="#00ae00"/>
    </style:style>
    <style:style style:name="T12" style:family="text">
      <style:text-properties fo:font-weight="normal" style:font-weight-asian="normal" style:font-weight-complex="normal"/>
    </style:style>
    <style:style style:name="T13" style:family="text">
      <style:text-properties fo:font-style="italic" style:text-underline-style="none" style:font-style-asian="italic" style:font-style-complex="italic"/>
    </style:style>
    <style:style style:name="T14" style:family="text">
      <style:text-properties fo:color="#ff0000" style:font-name="Arial" fo:font-size="12pt" fo:language="es" fo:country="ES" style:font-name-asian="FixedSys" style:font-size-asian="12pt" style:font-name-complex="FixedSys" style:font-size-complex="12pt"/>
    </style:style>
    <style:style style:name="T15" style:family="text">
      <style:text-properties fo:color="#0000ff" style:font-name="Arial" fo:font-size="12pt" fo:language="es" fo:country="ES" fo:font-weight="bold" style:font-name-asian="FixedSys" style:font-size-asian="12pt" style:font-weight-asian="bold" style:font-name-complex="FixedSys" style:font-size-complex="12pt" style:font-weight-complex="bold"/>
    </style:style>
    <style:style style:name="T16" style:family="text">
      <style:text-properties fo:color="#000000" style:font-name="Arial" fo:font-size="12pt" fo:language="es" fo:country="ES" style:font-name-asian="FixedSys" style:font-size-asian="12pt" style:font-name-complex="FixedSys" style:font-size-complex="12pt"/>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0000" fo:font-weight="normal" style:font-weight-asian="normal" style:font-weight-complex="normal"/>
    </style:style>
    <style:style style:name="T19" style:family="text">
      <style:text-properties fo:color="#000000"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ff0000" fo:font-weight="bold" style:font-weight-asian="bold" style:font-weight-complex="bold"/>
    </style:style>
    <style:style style:name="T23" style:family="text">
      <style:text-properties fo:color="#008000" fo:font-size="10pt" fo:language="es" fo:country="ES" style:font-name-asian="FixedSys" style:font-size-asian="10pt" style:font-name-complex="FixedSys" style:font-size-complex="10pt"/>
    </style:style>
    <style:style style:name="T24" style:family="text">
      <style:text-properties fo:color="#0000ff" fo:font-size="10pt" fo:language="es" fo:country="ES" style:font-name-asian="FixedSys" style:font-size-asian="10pt" style:font-name-complex="FixedSys" style:font-size-complex="10pt"/>
    </style:style>
    <style:style style:name="T25" style:family="text">
      <style:text-properties fo:color="#000000" fo:font-size="10pt" fo:language="es" fo:country="ES" style:font-name-asian="FixedSys" style:font-size-asian="10pt" style:font-name-complex="FixedSys" style:font-size-complex="10pt"/>
    </style:style>
    <style:style style:name="T26" style:family="text">
      <style:text-properties fo:color="#008080" fo:font-size="10pt" fo:language="es" fo:country="ES" style:font-name-asian="FixedSys" style:font-size-asian="10pt" style:font-name-complex="FixedSys" style:font-size-complex="10pt"/>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language="en" fo:country="US" fo:font-weight="bold" style:font-weight-asian="bold" style:font-weight-complex="bold"/>
    </style:style>
    <style:style style:name="T31" style:family="text">
      <style:text-properties fo:color="#008000"/>
    </style:style>
    <style:style style:name="T32" style:family="text">
      <style:text-properties style:font-name="FixedSys"/>
    </style:style>
    <style:style style:name="T33" style:family="text">
      <style:text-properties fo:color="#008000" style:font-name="FixedSys"/>
    </style:style>
    <style:style style:name="T34" style:family="text">
      <style:text-properties style:text-underline-style="none"/>
    </style:style>
    <style:style style:name="T35" style:family="text">
      <style:text-properties fo:font-size="10pt" style:font-size-asian="10pt" style:font-size-complex="10pt"/>
    </style:style>
    <style:style style:name="T36" style:family="text">
      <style:text-properties fo:color="#008080" fo:font-size="10pt" style:font-size-asian="10pt" style:font-size-complex="10pt"/>
    </style:style>
    <style:style style:name="T37" style:family="text">
      <style:text-properties fo:color="#0000ff" fo:font-size="10pt" style:font-size-asian="10pt" style:font-size-complex="10pt"/>
    </style:style>
    <style:style style:name="T38" style:family="text">
      <style:text-properties fo:color="#b3b300"/>
    </style:style>
    <style:style style:name="T39" style:family="text">
      <style:text-properties fo:color="#000000" fo:font-size="12pt" fo:language="es" fo:country="ES" style:font-name-asian="FixedSys" style:font-size-asian="12pt" style:font-name-complex="FixedSys" style:font-size-complex="12pt"/>
    </style:style>
    <style:style style:name="T40" style:family="text">
      <style:text-properties fo:color="#000000" fo:font-size="12pt" fo:language="es" fo:country="ES" fo:font-style="italic" style:font-name-asian="FixedSys" style:font-size-asian="12pt" style:font-style-asian="italic" style:font-name-complex="FixedSys" style:font-size-complex="12pt" style:font-style-complex="italic"/>
    </style:style>
    <style:style style:name="T41" style:family="text">
      <style:text-properties fo:color="#b84747"/>
    </style:style>
    <style:style style:name="T42" style:family="text">
      <style:text-properties fo:language="en" fo:country="US"/>
    </style:style>
    <style:style style:name="T43" style:family="text">
      <style:text-properties style:font-name="Arial" fo:font-size="15pt"/>
    </style:style>
    <style:style style:name="T44" style:family="text">
      <style:text-properties fo:font-size="15pt"/>
    </style:style>
    <style:style style:name="T45" style:family="text">
      <style:text-properties fo:color="#800080" fo:font-size="10pt" fo:language="es" fo:country="ES" style:font-name-asian="FixedSys" style:font-size-asian="10pt" style:font-name-complex="FixedSys" style:font-size-complex="10pt"/>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style:font-name="Arial" fo:font-size="9pt" style:font-size-asian="9pt" style:font-size-complex="9pt"/>
    </style:style>
    <style:style style:name="T48" style:family="text" style:parent-style-name="Teletype">
      <style:text-properties style:font-name="Arial" fo:font-size="9pt" style:font-size-asian="9pt" style:font-size-complex="9pt"/>
    </style:style>
    <style:style style:name="T49" style:family="text" style:parent-style-name="Teletype">
      <style:text-properties style:font-name="Arial" fo:font-size="9pt" style:font-size-asian="9pt" style:font-size-complex="9pt"/>
    </style:style>
    <style:style style:name="T50" style:family="text">
      <style:text-properties fo:font-style="italic"/>
    </style:style>
    <style:style style:name="T51" style:family="text">
      <style:text-properties style:font-name="Arial" fo:font-size="9pt" style:font-size-asian="9pt" style:font-size-complex="9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2" text:display-levels="2">
        <style:list-level-properties text:space-before="0.058cm" text:min-label-width="0.635cm"/>
      </text:list-level-style-number>
      <text:list-level-style-number text:level="3" text:style-name="Numbering_20_Symbols" style:num-format="1" text:start-value="3"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8">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16cm" text:min-label-width="0.635cm"/>
      </text:list-level-style-number>
      <text:list-level-style-number text:level="3" style:num-suffix="." style:num-format="1" text:display-levels="3">
        <style:list-level-properties text:space-before="0.233cm" text:min-label-width="0.635cm"/>
      </text:list-level-style-number>
      <text:list-level-style-number text:level="4" style:num-suffix="." style:num-format="1" text:display-levels="4">
        <style:list-level-properties text:space-before="0.349cm" text:min-label-width="0.635cm"/>
      </text:list-level-style-number>
      <text:list-level-style-number text:level="5" style:num-suffix="." style:num-format="1" text:display-levels="5">
        <style:list-level-properties text:space-before="0.466cm" text:min-label-width="0.635cm"/>
      </text:list-level-style-number>
      <text:list-level-style-number text:level="6" style:num-suffix="." style:num-format="1" text:display-levels="6">
        <style:list-level-properties text:space-before="0.582cm" text:min-label-width="0.635cm"/>
      </text:list-level-style-number>
      <text:list-level-style-number text:level="7" style:num-suffix="." style:num-format="1" text:display-levels="7">
        <style:list-level-properties text:space-before="0.699cm" text:min-label-width="0.635cm"/>
      </text:list-level-style-number>
      <text:list-level-style-number text:level="8" style:num-suffix="." style:num-format="1" text:display-levels="8">
        <style:list-level-properties text:space-before="0.815cm" text:min-label-width="0.635cm"/>
      </text:list-level-style-number>
      <text:list-level-style-number text:level="9" style:num-suffix="." style:num-format="1" text:display-levels="9">
        <style:list-level-properties text:space-before="0.931cm" text:min-label-width="0.635cm"/>
      </text:list-level-style-number>
      <text:list-level-style-number text:level="10" style:num-suffix="." style:num-format="1" text:display-levels="10">
        <style:list-level-properties text:space-before="1.048cm" text:min-label-width="0.635cm"/>
      </text:list-level-style-number>
    </text:list-style>
    <text:list-style style:name="L9">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3" text:display-levels="2">
        <style:list-level-properties text:space-before="0.058cm" text:min-label-width="0.635cm"/>
      </text:list-level-style-number>
      <text:list-level-style-number text:level="3" text:style-name="Numbering_20_Symbols" style:num-format="1"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10">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3" text:display-levels="2">
        <style:list-level-properties text:space-before="0.058cm" text:min-label-width="0.635cm"/>
      </text:list-level-style-number>
      <text:list-level-style-number text:level="3" text:style-name="Numbering_20_Symbols" style:num-format="1" text:start-value="2"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1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3" text:display-levels="2">
        <style:list-level-properties text:space-before="0.058cm" text:min-label-width="0.635cm"/>
      </text:list-level-style-number>
      <text:list-level-style-number text:level="3" text:style-name="Numbering_20_Symbols" style:num-format="1" text:start-value="3"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12">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3" text:display-levels="2">
        <style:list-level-properties text:space-before="0.058cm" text:min-label-width="0.635cm"/>
      </text:list-level-style-number>
      <text:list-level-style-number text:level="3" text:style-name="Numbering_20_Symbols" style:num-format="1" text:start-value="4"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16cm" text:min-label-width="0.635cm"/>
      </text:list-level-style-number>
      <text:list-level-style-number text:level="3" style:num-suffix="." style:num-format="1" text:display-levels="3">
        <style:list-level-properties text:space-before="0.233cm" text:min-label-width="0.635cm"/>
      </text:list-level-style-number>
      <text:list-level-style-number text:level="4" style:num-suffix="." style:num-format="1" text:display-levels="4">
        <style:list-level-properties text:space-before="0.349cm" text:min-label-width="0.635cm"/>
      </text:list-level-style-number>
      <text:list-level-style-number text:level="5" style:num-suffix="." style:num-format="1" text:display-levels="5">
        <style:list-level-properties text:space-before="0.466cm" text:min-label-width="0.635cm"/>
      </text:list-level-style-number>
      <text:list-level-style-number text:level="6" style:num-suffix="." style:num-format="1" text:display-levels="6">
        <style:list-level-properties text:space-before="0.582cm" text:min-label-width="0.635cm"/>
      </text:list-level-style-number>
      <text:list-level-style-number text:level="7" style:num-suffix="." style:num-format="1" text:display-levels="7">
        <style:list-level-properties text:space-before="0.699cm" text:min-label-width="0.635cm"/>
      </text:list-level-style-number>
      <text:list-level-style-number text:level="8" style:num-suffix="." style:num-format="1" text:display-levels="8">
        <style:list-level-properties text:space-before="0.815cm" text:min-label-width="0.635cm"/>
      </text:list-level-style-number>
      <text:list-level-style-number text:level="9" style:num-suffix="." style:num-format="1" text:display-levels="9">
        <style:list-level-properties text:space-before="0.931cm" text:min-label-width="0.635cm"/>
      </text:list-level-style-number>
      <text:list-level-style-number text:level="10" style:num-suffix="." style:num-format="1" text:display-levels="10">
        <style:list-level-properties text:space-before="1.048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58cm" text:min-label-width="0.635cm"/>
      </text:list-level-style-number>
      <text:list-level-style-number text:level="3" text:style-name="Numbering_20_Symbols" style:num-format="1" text:start-value="2"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32">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58cm" text:min-label-width="0.635cm"/>
      </text:list-level-style-number>
      <text:list-level-style-number text:level="3" text:style-name="Numbering_20_Symbols" style:num-format="1" text:start-value="3"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3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58cm" text:min-label-width="0.635cm"/>
      </text:list-level-style-number>
      <text:list-level-style-number text:level="3" text:style-name="Numbering_20_Symbols" style:num-format="1" text:start-value="4"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34">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58cm" text:min-label-width="0.635cm"/>
      </text:list-level-style-number>
      <text:list-level-style-number text:level="3" text:style-name="Numbering_20_Symbols" style:num-format="1"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1cm" text:min-label-width="0.635cm"/>
      </text:list-level-style-number>
      <text:list-level-style-number text:level="3" text:style-name="Numbering_20_Symbols" style:num-format="1" text:start-value="2" text:display-levels="3">
        <style:list-level-properties text:space-before="0.102cm" text:min-label-width="0.635cm"/>
      </text:list-level-style-number>
      <text:list-level-style-number text:level="4" style:num-suffix="." style:num-format="1" text:display-levels="4">
        <style:list-level-properties text:space-before="0.153cm" text:min-label-width="0.635cm"/>
      </text:list-level-style-number>
      <text:list-level-style-number text:level="5" style:num-suffix="." style:num-format="1" text:display-levels="5">
        <style:list-level-properties text:space-before="0.205cm" text:min-label-width="0.635cm"/>
      </text:list-level-style-number>
      <text:list-level-style-number text:level="6" style:num-suffix="." style:num-format="1" text:display-levels="6">
        <style:list-level-properties text:space-before="0.256cm" text:min-label-width="0.635cm"/>
      </text:list-level-style-number>
      <text:list-level-style-number text:level="7" style:num-suffix="." style:num-format="1" text:display-levels="7">
        <style:list-level-properties text:space-before="0.307cm" text:min-label-width="0.635cm"/>
      </text:list-level-style-number>
      <text:list-level-style-number text:level="8" style:num-suffix="." style:num-format="1" text:display-levels="8">
        <style:list-level-properties text:space-before="0.358cm" text:min-label-width="0.635cm"/>
      </text:list-level-style-number>
      <text:list-level-style-number text:level="9" style:num-suffix="." style:num-format="1" text:display-levels="9">
        <style:list-level-properties text:space-before="0.409cm" text:min-label-width="0.635cm"/>
      </text:list-level-style-number>
      <text:list-level-style-number text:level="10" style:num-suffix="." style:num-format="1" text:display-levels="10">
        <style:list-level-properties text:space-before="0.46cm" text:min-label-width="0.635cm"/>
      </text:list-level-style-number>
    </text:list-style>
    <text:list-style style:name="L4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8cm" text:min-label-width="0.635cm"/>
      </text:list-level-style-number>
      <text:list-level-style-number text:level="3" text:style-name="Numbering_20_Symbols" style:num-format="1" text:start-value="3" text:display-levels="3">
        <style:list-level-properties text:space-before="0.116cm" text:min-label-width="0.635cm"/>
      </text:list-level-style-number>
      <text:list-level-style-number text:level="4" style:num-suffix="." style:num-format="1" text:display-levels="4">
        <style:list-level-properties text:space-before="0.175cm" text:min-label-width="0.635cm"/>
      </text:list-level-style-number>
      <text:list-level-style-number text:level="5" style:num-suffix="." style:num-format="1" text:display-levels="5">
        <style:list-level-properties text:space-before="0.233cm" text:min-label-width="0.635cm"/>
      </text:list-level-style-number>
      <text:list-level-style-number text:level="6" style:num-suffix="." style:num-format="1" text:display-levels="6">
        <style:list-level-properties text:space-before="0.291cm" text:min-label-width="0.635cm"/>
      </text:list-level-style-number>
      <text:list-level-style-number text:level="7" style:num-suffix="." style:num-format="1" text:display-levels="7">
        <style:list-level-properties text:space-before="0.349cm" text:min-label-width="0.635cm"/>
      </text:list-level-style-number>
      <text:list-level-style-number text:level="8" style:num-suffix="." style:num-format="1" text:display-levels="8">
        <style:list-level-properties text:space-before="0.407cm" text:min-label-width="0.635cm"/>
      </text:list-level-style-number>
      <text:list-level-style-number text:level="9" style:num-suffix="." style:num-format="1" text:display-levels="9">
        <style:list-level-properties text:space-before="0.466cm" text:min-label-width="0.635cm"/>
      </text:list-level-style-number>
      <text:list-level-style-number text:level="10" style:num-suffix="." style:num-format="1" text:display-levels="10">
        <style:list-level-properties text:space-before="0.524cm" text:min-label-width="0.635cm"/>
      </text:list-level-style-number>
    </text:list-style>
    <text:list-style style:name="L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Ada</text:span><text:span text:style-name="T2">Int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aquete de internacionalización y localización de aplicaciones en Ada95.</text:p>
      <text:p text:style-name="P2"/>
      <text:p text:style-name="P2"/>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 ¿Que es AdaIntl ?<text:tab/>3</text:p>
          <text:p text:style-name="P3">2- ¿Cómo funciona?<text:tab/>4</text:p>
          <text:p text:style-name="P3">3- Descripción de los tipos y funciones de AdaIntl<text:tab/>5</text:p>
          <text:p text:style-name="P4">3.1- Tipos<text:tab/>5</text:p>
          <text:p text:style-name="P5">3.1.1 – Internationalization_Type<text:tab/>5</text:p>
          <text:p text:style-name="P5">3.1.2 – Debug_Level_Type<text:tab/>6</text:p>
          <text:p text:style-name="P5">3.1.3 – Language_Type<text:tab/>7</text:p>
          <text:p text:style-name="P5">3.1.4 – Available_Languages_Array<text:tab/>8</text:p>
          <text:p text:style-name="P4">3.2- Funciones<text:tab/>9</text:p>
          <text:p text:style-name="P5">3.2.1 – Initialize_AdaIntl (función)<text:tab/>9</text:p>
          <text:p text:style-name="P5">3.2.2 – Initialize_AdaIntl (procedimiento)<text:tab/>11</text:p>
          <text:p text:style-name="P5">3.2.3 – Set_Default_Domain<text:tab/>12</text:p>
          <text:p text:style-name="P5">3.2.4 – Set_Debug_Mode<text:tab/>13</text:p>
          <text:p text:style-name="P5">3.2.5 – Set_Language<text:tab/>14</text:p>
          <text:p text:style-name="P5">3.2.6 – Get_Default_Domain<text:tab/>15</text:p>
          <text:p text:style-name="P5">3.2.7 – Get_Debug_Mode<text:tab/>16</text:p>
          <text:p text:style-name="P5">3.2.8 – Get_Language<text:tab/>17</text:p>
          <text:p text:style-name="P5">3.2.9 – “-” (un parámetro)<text:tab/>18</text:p>
          <text:p text:style-name="P5">3.2.10 - “-” (dos parámetros)<text:tab/>19</text:p>
          <text:p text:style-name="P5">3.2.11 - Get_Available_Languages<text:tab/>20</text:p>
          <text:p text:style-name="P5">3.2.12 - Clean_AdaIntl<text:tab/>21</text:p>
          <text:p text:style-name="P4">3.3 – Excepciones<text:tab/>22</text:p>
          <text:p text:style-name="P5">3.3.1 – File_Not_Correct<text:tab/>22</text:p>
          <text:p text:style-name="P5">3.3.2 – Conf_File_Not_Correct<text:tab/>23</text:p>
          <text:p text:style-name="P5">3.3.3 – Language_Not_Valid<text:tab/>24</text:p>
          <text:p text:style-name="P5">3.3.4 – Not_Initialized<text:tab/>25</text:p>
          <text:p text:style-name="P3">4- Estructura y funcionamiento interno<text:tab/>26</text:p>
          <text:p text:style-name="P4">4.1 – Directorios y ficheros de AdaIntl<text:tab/>26</text:p>
          <text:p text:style-name="P5">4.1.1 - /src<text:tab/>27</text:p>
          <text:p text:style-name="P5">4.1.2 - /example<text:tab/>28</text:p>
          <text:p text:style-name="P5">4.1.3 - /doc<text:tab/>28</text:p>
          <text:p text:style-name="P5">4.1.4 – Instalación<text:tab/>29</text:p>
          <text:p text:style-name="P4">4.2 – Ficheros de traducción y configuración<text:tab/>30</text:p>
          <text:p text:style-name="P5">4.2.1 – Dominios<text:tab/>30</text:p>
          <text:p text:style-name="P5">4.2.2 – Ficheros de configuración<text:tab/>32</text:p>
          <text:p text:style-name="P4">4.3 – Funcionamiento interno<text:tab/>33</text:p>
          <text:p text:style-name="P3">5- Código de ejemplo<text:tab/>34</text:p>
          <text:p text:style-name="P3">6- Lista de cosas por mejorar o arreglar<text:tab/>36</text:p>
          <text:p text:style-name="P3">7- Version e historial<text:tab/>38</text:p>
          <text:p text:style-name="P3">8- Créditos y licencia<text:tab/>39</text:p>
          <text:p text:style-name="P4">8.1- LGPL<text:tab/>39</text:p>
          <text:p text:style-name="P5">Preámbulo<text:tab/>40</text:p>
          <text:p text:style-name="P5">Términos y condiciciones para la copia, distribución y modificación<text:tab/>41</text:p>
          <text:p text:style-name="P5">Cómo aplicar estos términos a sus nuevas librerías.<text:tab/>46</text:p>
        </text:index-body>
      </text:table-of-content>
      <text:p text:style-name="P2"/>
      <text:h text:style-name="P6" text:outline-level="1"><text:span text:style-name="T3">1-</text:span> ¿Que es <text:span text:style-name="T1">Ada</text:span><text:span text:style-name="T2">Intl</text:span> ?</text:h>
      <text:p text:style-name="P7"/>
      <text:p text:style-name="P7"/>
      <text:p text:style-name="P7"><text:span text:style-name="T1">Ada</text:span><text:span text:style-name="T2">Intl</text:span> es una librería multiplataforma hecha totalmente en Ada95 y liberada bajo licencia LGPL que permite localizar software multilingüe de forma sencilla.</text:p>
      <text:p text:style-name="P7"/>
      <text:p text:style-name="P7">Para traducir un programa sin ninguna librería para ello, es necesario modificar todas las cadenas de texto del código fuente de forma manual, y volver a compilarlas y linkarlas. </text:p>
      <text:p text:style-name="P7">Se pueden crear estructuras complejas que devuelvan cadenas de texto en distintos idiomas, pero cualquier traducción nueva o corrección pasa necesariamente por la edición del código fuente, lo que lo dota de muy poca flexibilidad.</text:p>
      <text:p text:style-name="P7"/>
      <text:p text:style-name="P8"><text:span text:style-name="T1">Ada</text:span><text:span text:style-name="T2">Intl</text:span> permite de una forma extremadamente sencilla crear archivos de texto donde se guarden todas las cadenas de texto que usa el programa. Para traducir la aplicación a otros idiomas, tan solo será necesario editar esos archivos de texto (manualmente, con otras aplicaciones, etc). De esa forma un mismo binario puede estar en tantos idiomas como se desee, y permite cambiar de uno a otro en tiempo de ejecución.</text:p>
      <text:p text:style-name="P8"/>
      <text:p text:style-name="P8">Funciona de forma muy similar a GNU/gettext, el cual si se quiere usar en Ada se debe importar desde C (como hace GTKAda.Intl). <text:span text:style-name="T1">Ada</text:span><text:span text:style-name="T2">Intl</text:span> evita el tener que instalar gettext o importar y depender de código externo a Ada. <text:span text:style-name="T1">Ada</text:span><text:span text:style-name="T2">Intl</text:span> es directo, sencillo y fácil de usar.</text:p>
      <text:p text:style-name="P8"/>
      <text:p text:style-name="P8">Es importante resaltar que <text:span text:style-name="T1">Ada</text:span><text:span text:style-name="T2">Intl</text:span> <text:span text:style-name="T3">NO</text:span> traduce el programa, <text:span text:style-name="T1">Ada</text:span><text:span text:style-name="T2">Intl</text:span> <text:span text:style-name="T3">NO</text:span> es un traductor.</text:p>
      <text:p text:style-name="P8"/>
      <text:p text:style-name="P8"><text:span text:style-name="T4">Resumen de características</text:span>:</text:p>
      <text:p text:style-name="P8">- Guarda las cadenas de texto en archivos para ser traducidas fácilmente.</text:p>
      <text:p text:style-name="P8">- 100% hecho en Ada95.</text:p>
      <text:p text:style-name="P8">- Multiplataforma.</text:p>
      <text:p text:style-name="P8">- No usa variables de entorno.</text:p>
      <text:p text:style-name="P8">- Posibilidad de cambiar de idioma en tiempo de ejecución.</text:p>
      <text:p text:style-name="P8">- Guarda el idioma elegido en un archivo para cargar ese idioma en la próxima ejecución.</text:p>
      <text:p text:style-name="P8">- 2 tipos de estructura de archivos: en carpetas o en el mismo directorio.</text:p>
      <text:p text:style-name="P8">- Identificación de las cadenas de texto mediante el hash “Elf”.</text:p>
      <text:p text:style-name="P8">- 6 modos de Debug.</text:p>
      <text:p text:style-name="P8">- Posibilidad de adaptar y convertir a archivos *.po.</text:p>
      <text:p text:style-name="P8">- Soporte para 175 idiomas.</text:p>
      <text:h text:style-name="P6" text:outline-level="1"><text:span text:style-name="T3">2-</text:span> ¿Cómo funciona?</text:h>
      <text:p text:style-name="P7"/>
      <text:p text:style-name="P7"><text:span text:style-name="T1">Ada</text:span><text:span text:style-name="T2">Intl</text:span> guarda las cadenas de texto del código fuente en archivos de texto (llamados “dominios”) para poder ser traducidas y posteriormente leerlas. </text:p>
      <text:p text:style-name="P7">Las cadenas de texto que se guardan son las que llevan “-” antes de cada string. Por ejemplo, una cadena que no guardaría sería:</text:p>
      <text:p text:style-name="P7"/>
      <text:p text:style-name="P9"><text:span text:style-name="T5"><text:s text:c="3"/></text:span><text:span text:style-name="T6">Put_Line(</text:span><text:span text:style-name="T7">"Cadena de texto"</text:span><text:span text:style-name="T6">);</text:span></text:p>
      <text:p text:style-name="P10"/>
      <text:p text:style-name="P11">En cambio sí que se guardaría en el dominio la siguiente cadena:</text:p>
      <text:p text:style-name="P11"/>
      <text:p text:style-name="P12"><text:span text:style-name="T8"><text:s text:c="3"/></text:span>Put_Line(-<text:span text:style-name="T9">"Cadena de texto"</text:span>);</text:p>
      <text:p text:style-name="P10"/>
      <text:p text:style-name="P11">Dado que las cadenas de texto van a ser traducidas, se calcula un hash para identificarlas en el archivo de localización. Por tanto las cadenas que tengan el mismo hash se consideran iguales.</text:p>
      <text:p text:style-name="P11"/>
      <text:p text:style-name="P11">Al ejecutar el programa, <text:span text:style-name="T1">Ada</text:span><text:span text:style-name="T2">Intl</text:span> calcula el hash de <text:span text:style-name="T10">"Cadena de texto" </text:span>y mira si está en el archivo de localización. Si no es así, lo escribe en él. Si el hash está en el dominio, lee la cadena de texto del fichero (identificada por el hash, ya que la cadena puede variar al ser traducida) y la devuelve para ser visualizada por pantalla. </text:p>
      <text:p text:style-name="P11"/>
      <text:p text:style-name="P11">Para acelerar el proceso, las cadenas de texto de cada dominio están cargadas en memoria y almacenadas en un <text:a xlink:type="simple" xlink:href="http://en.wikipedia.org/wiki/AA_tree">árbol AA</text:a>. Para más detalles sobre el funcionamiento interno, se puede consultar el punto 4.3.</text:p>
      <text:p text:style-name="P11"/>
      <text:p text:style-name="P11">Para organizar mejor la traducción, <text:span text:style-name="T1">Ada</text:span><text:span text:style-name="T2">Intl</text:span> permite usar varios dominios. Por ejemplo, puede haber un dominio “Mensajes_de_error”, otro “Avisos”, otro “Acerca_de”, etc. En cualquier momento se puede pasar de un dominio a otro, ya sea especificando el dominio por defecto, o especificando explícitamente que dominio usar con la función “-”.</text:p>
      <text:p text:style-name="P11"/>
      <text:p text:style-name="P11">Además permite elegir el idioma y cambiarlo en cualquier momento, guardar un archivo de configuración con el idioma elegido por el usuario (y así usar ese mismo idioma en la próxima ejecución), obtener todos los idiomas en los que está disponible la aplicación, etc.</text:p>
      <text:p text:style-name="P11"/>
      <text:p text:style-name="P11"/>
      <text:h text:style-name="P6" text:outline-level="1"><text:span text:style-name="T3">3-</text:span> Descripción de los tipos y funciones de AdaIntl</text:h>
      <text:h text:style-name="Heading_20_2" text:outline-level="2">3.1- Tipos</text:h>
      <text:h text:style-name="Heading_20_3" text:outline-level="3">3.1.1 – Internationalization_Type</text:h>
      <text:p text:style-name="P13">Este tipo tan solo se usa para poder inicializar <text:span text:style-name="T1">Ada</text:span><text:span text:style-name="T2">Intl </text:span>durante la etapa de declaración del programa. No vuelve a usarse más adelante (excepto para volver a inicializarlo si hace falta). </text:p>
      <text:p text:style-name="P13">La función encargada de inicializar <text:span text:style-name="T1">Ada</text:span><text:span text:style-name="T2">Intl </text:span>es “<text:span text:style-name="T3">Initialize_AdaIntl</text:span>” y se explica en el apartado 3.2.1.</text:p>
      <text:p text:style-name="P13"/>
      <text:p text:style-name="P13">¿Porque puede ser necesario inicializar <text:span text:style-name="T1">Ada</text:span><text:span text:style-name="T2">Intl</text:span> en la etapa de declaración?</text:p>
      <text:p text:style-name="P11">Por ejemplo si nuestro programa tiene estas lineas:</text:p>
      <text:p text:style-name="P11"/>
      <text:p text:style-name="P11"><text:tab/>Mensaje: <text:span text:style-name="T4">String</text:span>:= -<text:span text:style-name="T11">“Hola”</text:span>;</text:p>
      <text:p text:style-name="P14">begin</text:p>
      <text:p text:style-name="P11"><text:tab/>Initialize_AdaIntl(...);</text:p>
      <text:p text:style-name="P11"/>
      <text:p text:style-name="P11">En este caso primero se ejecutaría “-” con Hola, pero al no estar <text:span text:style-name="T1">Ada</text:span><text:span text:style-name="T2">Intl</text:span> inicializado, daría un error. En cambio podemos ejecutar antes “<text:span text:style-name="T3">Initialize_AdaIntl</text:span>” y de esta forma asegurarnos una ejecución correcta:</text:p>
      <text:p text:style-name="P11"/>
      <text:p text:style-name="P11"><text:tab/>IT: <text:span text:style-name="T4">Internationalization_Type</text:span>:=Initialize_AdaIntl(...);</text:p>
      <text:p text:style-name="P11"><text:tab/>Mensaje: <text:span text:style-name="T4">String</text:span>:= -<text:span text:style-name="T11">“Hola”</text:span>;</text:p>
      <text:p text:style-name="P11"/>
      <text:p text:style-name="P11">Aparte de permitir la ejecución de <text:span text:style-name="T12">“</text:span><text:span text:style-name="T3">Initialize_AdaIntl</text:span><text:span text:style-name="T12">”</text:span>, el tipo “<text:span text:style-name="T13">Internationalization_Type</text:span>” no tiene otro propósito.</text:p>
      <text:p text:style-name="P11"/>
      <text:p text:style-name="P11">Si no se quiere inicializar <text:span text:style-name="T1">Ada</text:span><text:span text:style-name="T2">Intl</text:span> durante la etapa de declaración, se puede usar el procedimiento <text:span text:style-name="T12">“</text:span><text:span text:style-name="T3">Initialize_AdaIntl</text:span><text:span text:style-name="T12">”</text:span>, el cual es exactamente que la función del mismo nombre, y de esta forma no hay que declarar ni usar ninguna variable de tipo “<text:span text:style-name="T13">Internationalization_Type</text:span>”.</text:p>
      <text:p text:style-name="P13"/>
      <text:p text:style-name="P13"/>
      <text:h text:style-name="Heading_20_3" text:outline-level="3"/>
      <text:h text:style-name="P15" text:outline-level="3">3.1.2 – Debug_Level_Type</text:h>
      <text:p text:style-name="Text_20_body"/>
      <text:p text:style-name="Text_20_body"><text:span text:style-name="T14">Ada</text:span><text:span text:style-name="T15">Intl </text:span><text:span text:style-name="T16">dispone de 6 modos de uso y debug:</text:span></text:p>
      <text:list text:style-name="L2">
        <text:list-item>
          <text:p text:style-name="P16">Deactivated</text:p>
        </text:list-item>
        <text:list-item>
          <text:p text:style-name="P16">No_Debug</text:p>
        </text:list-item>
        <text:list-item>
          <text:p text:style-name="P16">Only_Errors_Stop</text:p>
        </text:list-item>
        <text:list-item>
          <text:p text:style-name="P16">Only_Errors_No_Stop</text:p>
        </text:list-item>
        <text:list-item>
          <text:p text:style-name="P16">Total_Stop</text:p>
        </text:list-item>
        <text:list-item>
          <text:p text:style-name="P16">Total_No_Stop</text:p>
        </text:list-item>
      </text:list>
      <text:p text:style-name="P17"/>
      <text:p text:style-name="P17"/>
      <text:p text:style-name="P13">- El modo “<text:span text:style-name="T4">Deactivated</text:span>” desactiva el sistema de localización. No se hace nada, y la función “-” devuelve la misma cadena de entrada.<text:line-break/><text:line-break/>- El modo “<text:span text:style-name="T17">No_Debug</text:span>” hace funcionar la librería de forma normal. Si hay algún fallo, no imprime ningún valor ni da ningún aviso, sino que “-” devuelve la misma cadena de entrada. Este modo “<text:span text:style-name="T4">No_Debug</text:span>” es el modo por defecto y es el que debería ser usado cuando el programa esté listo en la fase de explotación.<text:line-break/><text:line-break/>- “<text:span text:style-name="T17">Only_Errors</text:span>”: Este modo tan solo imprime mensajes de error cuando hay fallos (archivos de traducción incorrectos, etc). Hay dos variantes, “<text:span text:style-name="T4">Only_Errors_No_Stop</text:span>” y “<text:span text:style-name="T4">Only_Errors_Stop</text:span>”. El primero (No_Stop) no detiene la ejecución del programa, ante un error “-” devuelve la cadena de entrada. El modo Stop lanza una excepción que detiene la ejecución del programa. Estos modos se pueden usar durante la desarrollo y testeo del programa, aunque también se podría usar durante la fase de explotación.<text:line-break/><text:line-break/>- Por último, “Total” imprime todo tipo de mensajes diciendo que hace y deja de hacer <text:span text:style-name="T1">Ada</text:span><text:span text:style-name="T2">Intl</text:span>. También dispone de dos submodos “Stop” y “No_Stop” que continua la ejecución o la detiene con una excepción. Este modo se usa para comprobar el buen funcionamiento de <text:span text:style-name="T1">Ada</text:span><text:span text:style-name="T2">Intl.</text:span></text:p>
      <text:p text:style-name="P18"/>
      <text:p text:style-name="P18"/>
      <text:h text:style-name="P15" text:outline-level="3">3.1.3 – Language_Type</text:h>
      <text:p text:style-name="Text_20_body"/>
      <text:p text:style-name="P19"><text:span text:style-name="T1">Ada</text:span>Intl <text:span text:style-name="T18">tiene soporte para 175 idiomas, contenidos en el paquete </text:span><text:span text:style-name="T19">d_idiomas</text:span><text:span text:style-name="T18">.</text:span></text:p>
      <text:p text:style-name="P20"><text:span text:style-name="T4">Language_Type</text:span> es un tipo creado a partir de <text:span text:style-name="T4">d_idiomas.T_Language</text:span> para ofrecer visibilidad cara al programador. Cualquier cambio que se desee realizar en los idiomas se han de hacer en ese paquete <text:s/><text:span text:style-name="T20">d_idiomas</text:span>.</text:p>
      <text:p text:style-name="P20">Los idiomas son los enumerados en el <text:a xlink:type="simple" xlink:href="http://es.wikipedia.org/wiki/ISO_639-1">ISO 639-1</text:a>.</text:p>
      <text:p text:style-name="P20">Sin embargo, cuenta con 2 diferencias:</text:p>
      <text:list text:style-name="L3">
        <text:list-item>
          <text:p text:style-name="P21">Algunos idiomas tienen 3 letras, como Isl y Ori, porque su código ISO es una palabra reservada en Ada95 (en estos casos, <text:span text:style-name="T2">IS</text:span> y <text:span text:style-name="T2">OR</text:span>).</text:p>
        </text:list-item>
        <text:list-item>
          <text:p text:style-name="P21">Se añade un idioma “comodín”. Es el idioma <text:span text:style-name="T3">NULO</text:span> (<text:span text:style-name="T21">nul</text:span> – no se usa <text:span text:style-name="T2">null</text:span> por ser palabra reservada en Ada95). Este debe ser el <text:span text:style-name="T4">ULTIMO</text:span> en la lista enumerada. Si se añadiesen otros idiomas, se deben colocar antes que <text:span text:style-name="T21">nul</text:span>: deberá seguir siendo el último para el correcto funcionamiento de <text:span text:style-name="T22">Ada</text:span><text:span text:style-name="T2">Intl</text:span>.<text:line-break/>Este idioma “nul” no puede usarse en ningún momento. Sirve para indicar que el estado no inicializado de <text:span text:style-name="T22">Ada</text:span><text:span text:style-name="T2">Intl</text:span>. En la inicialización (obligatoria, ver punto 3.2.1) se debe escoger otro idioma.</text:p>
        </text:list-item>
      </text:list>
      <text:p text:style-name="P20"/>
      <text:h text:style-name="P15" text:outline-level="3">3.1.4 – Available_Languages_Array</text:h>
      <text:p text:style-name="Text_20_body"/>
      <text:p text:style-name="P20">Esta estructura permite saber que idiomas hay disponibles.</text:p>
      <text:p text:style-name="P20">Es un vector de <text:span text:style-name="T4">booleans</text:span>, que dado un idioma “<text:span text:style-name="T4">Language_Type</text:span>” (vease 3.1.3) devuelve “<text:span text:style-name="T4">true</text:span>” si existe un fichero de traducción para ese idioma, y “<text:span text:style-name="T4">false</text:span>” si no existe.</text:p>
      <text:p text:style-name="P20">Se usa con la función “<text:span text:style-name="T4">Get_Available_Languages</text:span>”. Para más información y códigos de ejemplos, véase el punto 3.2.11.</text:p>
      <text:h text:style-name="Heading_20_2" text:outline-level="2"/>
      <text:h text:style-name="Heading_20_2" text:outline-level="2"/>
      <text:h text:style-name="P22" text:outline-level="2">3.2- Funciones</text:h>
      <text:h text:style-name="Heading_20_3" text:outline-level="3">3.2.1 – Initialize_AdaIntl (función)</text:h>
      <text:p text:style-name="Text_20_body"/>
      <text:p text:style-name="P23"><text:span text:style-name="T23"><text:s text:c="3"/></text:span><text:span text:style-name="T24">function </text:span><text:span text:style-name="T25">Initialize_AdaIntl (</text:span></text:p>
      <text:p text:style-name="P24"><text:s text:c="9"/>Language <text:s text:c="19"/>: Language_Type; <text:s text:c="17"/></text:p>
      <text:p text:style-name="P23"><text:span text:style-name="T25"><text:s text:c="9"/>Default_Domain <text:s text:c="9"/>: String <text:s text:c="10"/>:= </text:span><text:span text:style-name="T26">"Language"</text:span><text:span text:style-name="T25">; </text:span></text:p>
      <text:p text:style-name="P24"><text:s text:c="9"/>Debug_Mode <text:s text:c="13"/>: Debug_Level_Type := No_Debug; <text:s text:c="2"/></text:p>
      <text:p text:style-name="P23"><text:span text:style-name="T25"><text:s text:c="9"/>Directory <text:s text:c="21"/>: String <text:s text:c="10"/>:= </text:span><text:span text:style-name="T26">""</text:span><text:span text:style-name="T25">; <text:s text:c="8"/></text:span></text:p>
      <text:p text:style-name="P23"><text:span text:style-name="T25"><text:s text:c="9"/>Load_Configuration_File : String <text:s text:c="6"/>:= </text:span><text:span text:style-name="T26">"" <text:s text:c="9"/></text:span><text:span text:style-name="T25">) </text:span></text:p>
      <text:p text:style-name="P23"><text:span text:style-name="T25"><text:s text:c="5"/></text:span><text:span text:style-name="T24">return </text:span><text:span text:style-name="T25">Internationalization_Type; </text:span></text:p>
      <text:p text:style-name="P25"/>
      <text:p text:style-name="P25"/>
      <text:p text:style-name="P25"/>
      <text:p text:style-name="P25"/>
      <text:p text:style-name="P11">Lo primero que hay que hacer es inicializar <text:span text:style-name="T1">Ada</text:span><text:span text:style-name="T2">Intl. </text:span>Para ello antes de nada se debe ejecutar la instrucción “<text:span text:style-name="T3">Initialize_AdaIntl</text:span>”, con una serie de argumentos. Es <text:span text:style-name="T27">obligatorio</text:span> ejecutar “<text:span text:style-name="T3">Initialize_AdaIntl</text:span>” antes que cualquier otra función o procedimiento de <text:s/><text:span text:style-name="T1">Ada</text:span><text:span text:style-name="T2">Intl. </text:span></text:p>
      <text:p text:style-name="P11">“<text:span text:style-name="T3">Initialize_AdaIntl</text:span>” es una función y no un procedimiento para poder ser ejecutada antes que cualquier cadena de texto (tal como se explica en el punto 3.1.1).</text:p>
      <text:p text:style-name="P11"/>
      <text:p text:style-name="P11"/>
      <text:p text:style-name="P11">Los argumentos de <text:span text:style-name="T3">Initialize_AdaIntl</text:span> son:</text:p>
      <text:p text:style-name="P11"/>
      <text:list text:style-name="L4">
        <text:list-item>
          <text:p text:style-name="P26"><text:span text:style-name="T3">Idioma</text:span> (<text:span text:style-name="T3">Language</text:span>):<text:line-break/>Es necesario especificar un idioma, que será el usado a partir de ese momento. Se puede escoger cualquier excepto “<text:span text:style-name="T4">Nul</text:span>” (ver punto 3.1.3). <text:line-break/></text:p>
        </text:list-item>
        <text:list-item>
          <text:p text:style-name="P26"><text:span text:style-name="T3">Dominio por defecto</text:span> (<text:span text:style-name="T3">Default Domain</text:span>):<text:line-break/>También se debe especificar en que archivo se guardarán las cadenas. Puede haber varios dominios, pero solo uno será el dominio “por defecto”. Si no se especifica nada, el archivo será “<text:span text:style-name="T4">Language</text:span>”.<text:line-break/></text:p>
        </text:list-item>
        <text:list-item>
          <text:p text:style-name="P26"><text:span text:style-name="T3">Debug</text:span>:<text:line-break/><text:span text:style-name="T1">Ada</text:span><text:span text:style-name="T2">Intl </text:span>permite varios modos de uso y debug, tal como se especifica en el punto 3.1.2.<text:line-break/></text:p>
        </text:list-item>
        <text:list-item>
          <text:p text:style-name="P26"><text:span text:style-name="T3">Directorio</text:span> (<text:span text:style-name="T3">Directory</text:span>):<text:line-break/>Se puede especificar que estructura de fichero usarán los dominios. Hay 2 tipos disponibles: todos los ficheros de localización en el mismo directorio que el programa, u organizados en carpetas por idiomas.<text:line-break/><text:line-break/>Si “<text:span text:style-name="T4">Directorio</text:span>” es “” (cadena nula), los ficheros se organizan de la primera manera (todos en el mismo directorio y diferenciados por extensión).<text:line-break/>Por ejemplo, si tenemos el programa “Aplicacion” y el dominio “Language” en inglés y castellano, el directorio del programa tendrá los siguientes archivos:</text:p>
          <text:p text:style-name="P26"/>
          <text:list>
            <text:list-item>
              <text:list>
                <text:list-item>
                  <text:p text:style-name="P26"><text:span text:style-name="T4">Aplicación</text:span> (binario del programa)</text:p>
                </text:list-item>
                <text:list-item>
                  <text:p text:style-name="P26"><text:span text:style-name="T4">Language.ES</text:span> (dominio en castellano)</text:p>
                </text:list-item>
                <text:list-item>
                  <text:p text:style-name="P26"><text:span text:style-name="T4">Language.EN</text:span> (dominio en inglés).</text:p>
                </text:list-item>
              </text:list>
            </text:list-item>
          </text:list>
        </text:list-item>
      </text:list>
      <text:p text:style-name="P13"/>
      <text:p text:style-name="P27">Este modo es útil cuando la aplicación es pequeña y tiene pocos dominios.</text:p>
      <text:p text:style-name="P27"/>
      <text:p text:style-name="P28">Por otro lado, se puede organizar por directorios. Para ello “<text:span text:style-name="T4">Directorio</text:span>” <text:s/>ha de tomar un valor distinto a la cadena nula y será el directorio donde se guardarán los dominios. Es <text:span text:style-name="T3">muy importante</text:span> que el último carácter sea el de separación de directorios (/).</text:p>
      <text:p text:style-name="P28">Por ejemplo, “language/” con el caso anterior crearía los siguientes ficheros:</text:p>
      <text:p text:style-name="P28"/>
      <text:list text:style-name="L5">
        <text:list-item>
          <text:list>
            <text:list-item>
              <text:list>
                <text:list-item>
                  <text:p text:style-name="P29"><text:span text:style-name="T4">Aplicación</text:span> (binario del programa)</text:p>
                </text:list-item>
                <text:list-item>
                  <text:p text:style-name="P29"><text:span text:style-name="T4">Language</text:span><text:span text:style-name="T28"> (directorio)</text:span></text:p>
                  <text:list>
                    <text:list-item>
                      <text:p text:style-name="P29"><text:span text:style-name="T4">ES </text:span><text:span text:style-name="T28">(directorio de dominios en castellano)</text:span></text:p>
                      <text:list>
                        <text:list-item>
                          <text:p text:style-name="P29"><text:span text:style-name="T4">Language</text:span> (dominio en castellano)</text:p>
                        </text:list-item>
                      </text:list>
                    </text:list-item>
                    <text:list-item>
                      <text:p text:style-name="P29"><text:span text:style-name="T4">EN </text:span><text:span text:style-name="T28">(directorio de dominios en inglés)</text:span></text:p>
                      <text:list>
                        <text:list-item>
                          <text:p text:style-name="P29"><text:span text:style-name="T4">Language</text:span> (dominio en inglés).</text:p>
                        </text:list-item>
                      </text:list>
                    </text:list-item>
                  </text:list>
                </text:list-item>
              </text:list>
            </text:list-item>
          </text:list>
        </text:list-item>
      </text:list>
      <text:p text:style-name="P13"><text:tab/></text:p>
      <text:p text:style-name="P30">Es importante notar que los ficheros en este caso NO tienen extensión (en el modo anterior tenían extensión para diferenciar el idioma, como ahora se diferencian por el directorio, pueden tener la extensión que el usuario quiera).<text:line-break/>Este modo es útil cuando la aplicación es grande y tiene muchos dominios, ya que organiza mejor los ficheros de localización. Sin embargo presenta un <text:span text:style-name="T3">problema</text:span>:</text:p>
      <text:p text:style-name="P30">Ada95 <text:span text:style-name="T29">no</text:span> permite crear directorios, por lo que antes de ejecutar la aplicación se deberán crear manualmente. De lo contrario fallará y dependiendo del nivel de Debug detendrá la ejecución y “-” irá devolviendo las cadenas de entrada sin localizar el programa. Ada2005 sí permite manipulación de directorios.</text:p>
      <text:p text:style-name="P31"/>
      <text:list text:style-name="L6">
        <text:list-item>
          <text:p text:style-name="P32"><text:span text:style-name="T3">Ruta del fichero de configuración</text:span> (<text:span text:style-name="T3">Load_</text:span><text:span text:style-name="T30">Configuration</text:span><text:span text:style-name="T3">_File</text:span>):<text:line-break/>Por último, se puede cargar el idioma de un fichero con la ruta especificada. <text:line-break/>Si el fichero ya existe, se leerá y se usará el idioma indicado en ese fichero y se ignorará el <text:span text:style-name="T17">Idioma</text:span> especificado en el primer parámetro. Si el fichero es incorrecto, y dependiendo del modo de debug especificado anteriormente, abortará la ejecución o usará el <text:span text:style-name="T17">Idioma</text:span> especificado en el primer parámetro.<text:line-break/>Si el fichero no existe, usará el <text:span text:style-name="T17">Idioma</text:span> especificado en el primer parámetro y creará el fichero de configuración con ese idioma.</text:p>
        </text:list-item>
      </text:list>
      <text:p text:style-name="P13"/>
      <text:h text:style-name="P15" text:outline-level="3">3.2.2 – Initialize_AdaIntl (procedimiento)</text:h>
      <text:p text:style-name="Text_20_body"/>
      <text:p text:style-name="P23"><text:span text:style-name="T25"><text:s text:c="3"/></text:span><text:span text:style-name="T24">procedure </text:span><text:span text:style-name="T25">Initialize_AdaIntl (</text:span></text:p>
      <text:p text:style-name="P24"><text:s text:c="9"/>Language <text:s text:c="23"/>: Language_Type; <text:s text:c="17"/></text:p>
      <text:p text:style-name="P23"><text:span text:style-name="T25"><text:s text:c="9"/>Default_Domain <text:s text:c="13"/>: String <text:s text:c="10"/>:= </text:span><text:span text:style-name="T26">"Language"</text:span><text:span text:style-name="T25">; </text:span></text:p>
      <text:p text:style-name="P24"><text:s text:c="9"/>Debug_Mode <text:s text:c="18"/>: Debug_Level_Type := No_Debug; <text:s text:c="2"/></text:p>
      <text:p text:style-name="P23"><text:span text:style-name="T25"><text:s text:c="9"/>Directory <text:s text:c="25"/>: String <text:s text:c="10"/>:= </text:span><text:span text:style-name="T26">""</text:span><text:span text:style-name="T25">; <text:s text:c="8"/></text:span></text:p>
      <text:p text:style-name="P23"><text:span text:style-name="T25"><text:s text:c="9"/>Load_Configuration_File : String <text:s text:c="10"/>:= </text:span><text:span text:style-name="T26">"" <text:s text:c="9"/></text:span><text:span text:style-name="T25">); </text:span></text:p>
      <text:p text:style-name="P25"/>
      <text:p text:style-name="P25"/>
      <text:p text:style-name="P25"/>
      <text:p text:style-name="P33">El procedimiento “<text:span text:style-name="T4">Initialize_AdaIntl</text:span>” tiene el mismo efecto que la función “<text:span text:style-name="T4">Initialize_AdaIntl</text:span>”. La diferencia, tal como se explica en el punto 3.1.1, es que la función “<text:span text:style-name="T4">Initialize_AdaIntl</text:span>” sirve para iniciar <text:span text:style-name="T1">Ada</text:span><text:span text:style-name="T2">Intl</text:span> <text:s/>en la fase de declaración. Aparte de eso, los parámetros y su uso es similar. Para más información, véase el punto 3.2.1.</text:p>
      <text:list text:style-name="L7">
        <text:list-item>
          <text:list>
            <text:list-item>
              <text:list>
                <text:list-item>
                  <text:h text:style-name="P34" text:outline-level="3"><text:s/>– Set_Default_Domain</text:h>
                </text:list-item>
              </text:list>
            </text:list-item>
          </text:list>
        </text:list-item>
      </text:list>
      <text:p text:style-name="P35"/>
      <text:p text:style-name="P24"><text:span text:style-name="T31"><text:s text:c="3"/></text:span><text:span text:style-name="T8">procedure </text:span>Set_Default_Domain (</text:p>
      <text:p text:style-name="P24"><text:s text:c="9"/>Domain : String ); </text:p>
      <text:p text:style-name="P33"/>
      <text:p text:style-name="P33"/>
      <text:p text:style-name="P33">Una vez ejecutado “<text:span text:style-name="T4">Initialize_AdaIntl</text:span>”, es posible cambiar el dominio por defecto en cualquier momento ejecutando este procedimiento. Tan solo se ha de indicar cual es el nombre del archivo de traducción (dominio), y a partir de ese momento se usará ese dominio cuando la instrucción “-” (vease 3.2.9) no especifique un dominio.</text:p>
      <text:h text:style-name="P15" text:outline-level="3">3.2.4 – Set_Debug_Mode</text:h>
      <text:p text:style-name="P35"/>
      <text:p text:style-name="P24"><text:span text:style-name="T32"><text:s/></text:span><text:s text:c="2"/><text:span text:style-name="T8">procedure </text:span>Set_Debug_Mode (</text:p>
      <text:p text:style-name="P24"><text:s text:c="9"/>Debug_Mode : Debug_Level_Type ); </text:p>
      <text:p text:style-name="P33"/>
      <text:p text:style-name="P33"/>
      <text:p text:style-name="P33">Una vez ejecutado “<text:span text:style-name="T4">Initialize_AdaIntl</text:span>”, es posible cambiar el nivel de Debug en <text:span text:style-name="T1">Ada</text:span><text:span text:style-name="T2">Intl</text:span> . A partir de ese momento se usará el nivel de Debug especificado por el parámetro “<text:span text:style-name="T4">Debug_Mode</text:span>”.</text:p>
      <text:p text:style-name="P33">Los distintos niveles se pueden ver en el punto 3.1.2.</text:p>
      <text:h text:style-name="P15" text:outline-level="3">3.2.5 – Set_Language</text:h>
      <text:p text:style-name="P35"/>
      <text:p text:style-name="P24"><text:s text:c="3"/><text:span text:style-name="T8">procedure </text:span>Set_Language (</text:p>
      <text:p text:style-name="P24"><text:s text:c="9"/>Language : Language_Type ); </text:p>
      <text:p text:style-name="P33"/>
      <text:p text:style-name="P33"/>
      <text:p text:style-name="P33">Una vez ejecutado “<text:span text:style-name="T4">Initialize_AdaIntl</text:span>”, es posible cambiar el idioma por defecto en tiempo de ejecución con esta instrucción. El parámetro “<text:span text:style-name="T4">Language</text:span>” puede tener cualquier valor especificado en el punto 3.1.3.</text:p>
      <text:p text:style-name="P33">Ejecutando “<text:span text:style-name="T4">Set_Language</text:span>”, <text:span text:style-name="T3">no</text:span> se actualizan las frases cargadas en memoria, sino que se actualizarán a medida que se vayan usando los dominios (al acceder a un dominio se compara el lenguaje de los dominios cargados en memoria con el lenguaje por defecto, si no coinciden, se actualiza el dominio en cuestión).</text:p>
      <text:h text:style-name="P15" text:outline-level="3">3.2.6 – Get_Default_Domain</text:h>
      <text:p text:style-name="P35"/>
      <text:p text:style-name="P24"><text:span text:style-name="T32"><text:s/></text:span><text:s text:c="2"/><text:span text:style-name="T8">function </text:span>Get_Default_Domain <text:span text:style-name="T8">return </text:span>String; </text:p>
      <text:p text:style-name="P33"/>
      <text:p text:style-name="P33"/>
      <text:p text:style-name="P33">Esta función permite obtener el dominio por defecto que se está usando actualmente.</text:p>
      <text:h text:style-name="P15" text:outline-level="3">3.2.7 – Get_Debug_Mode</text:h>
      <text:p text:style-name="P35"/>
      <text:p text:style-name="P24"><text:s text:c="3"/><text:span text:style-name="T8">function </text:span>Get_Debug_Mode <text:span text:style-name="T8">return </text:span>Debug_Level_Type; </text:p>
      <text:p text:style-name="P33"/>
      <text:p text:style-name="P33"/>
      <text:p text:style-name="P33">Esta función permite obtener el nivel de Debug que se está usando actualmente (vease el punto 3.1.2).</text:p>
      <text:h text:style-name="P15" text:outline-level="3">3.2.8 – Get_Language</text:h>
      <text:p text:style-name="P35"/>
      <text:p text:style-name="P24"><text:s text:c="3"/><text:span text:style-name="T8">function </text:span>Get_Language <text:span text:style-name="T8">return </text:span>Language_Type; </text:p>
      <text:p text:style-name="P33"/>
      <text:p text:style-name="P33">Esta función permite obtener el idioma por defecto que se está usando actualmente.</text:p>
      <text:p text:style-name="P33">Especialmente útil debido a que <text:span text:style-name="T1">Ada</text:span><text:span text:style-name="T2">Intl</text:span> puede cargar cualquier idioma de un fichero de configuración (véase 3.2.1, último parámetro).</text:p>
      <text:h text:style-name="P15" text:outline-level="3">3.2.9 – “-” (un parámetro)</text:h>
      <text:p text:style-name="P35"/>
      <text:p text:style-name="P24"><text:span text:style-name="T33"><text:s/></text:span><text:span text:style-name="T31"><text:s text:c="2"/></text:span><text:span text:style-name="T8">function </text:span><text:span text:style-name="T9">"-" </text:span>(</text:p>
      <text:p text:style-name="P24"><text:s text:c="9"/>Right : String ) </text:p>
      <text:p text:style-name="P23"><text:span text:style-name="T25"><text:s text:c="5"/></text:span><text:span text:style-name="T24">return </text:span><text:span text:style-name="T25">String; </text:span></text:p>
      <text:p text:style-name="P33"/>
      <text:p text:style-name="P33"/>
      <text:p text:style-name="P33">Una de las funciones más importantes y que más se usarán de <text:span text:style-name="T1">Ada</text:span><text:span text:style-name="T2">Intl</text:span>. Es el equivalente a las funciones de GNU/gettext “<text:span text:style-name="T4">gettext()</text:span>” y “<text:span text:style-name="T4">_()</text:span>”.</text:p>
      <text:p text:style-name="P33"/>
      <text:p text:style-name="P33">Esta función, al ser ejecutada, obtiene la cadena a traducir de su único parámetro.</text:p>
      <text:p text:style-name="P33">A continuación obtiene su traducción según el idioma por defecto que esté activo en ese momento y devuelve la cadena traducida.</text:p>
      <text:p text:style-name="P33">El dominio usado es el dominio por defecto.</text:p>
      <text:p text:style-name="P33"/>
      <text:p text:style-name="P33">Para obtener la cadena traducida, mira en memoria en el dominio por defecto si está almacenada. Si no es así, abre el fichero de traducción (dominio) y carga las frases del dominio.</text:p>
      <text:p text:style-name="P33">Si aún así sigue sin estar presenten, entonces <text:span text:style-name="T4">añade</text:span> la frase sin traducir al dominio y la devuelve tal cual.</text:p>
      <text:p text:style-name="P33"/>
      <text:p text:style-name="P33">Esto significa que el archivo de traducción se crea <text:span text:style-name="T4">en tiempo de ejecución</text:span>. A medida que se vaya ejecutando el programa, y se ejecute “-” con las cadenas de texto, estas se irán guardando en los ficheros de traducción (si estos no existen). Si una linea no se ejecuta, la cadena de texto contenida <text:span text:style-name="T3">no estará</text:span> presente en los archivos de traducción.</text:p>
      <text:p text:style-name="P33"/>
      <text:p text:style-name="P33">Se desprende que por tanto la única forma (actualmente) de crear los archivos de traducción por primera vez es ejecutando la aplicación y asegurándose de que se ejecuten todos los “-”.</text:p>
      <text:p text:style-name="P33"/>
      <text:p text:style-name="P33">Si no se ejecutan todos (porque la aplicación falle, o se añadan nuevas cadenas), las nuevas aparecerán al final del archivo de traducción. Por tanto si se dispone de una traducción parcial, tan solo habría que añadir las nuevas lineas al final de cada archivo traducido (y traducir las nuevas cadenas).</text:p>
      <text:p text:style-name="P33"/>
      <text:p text:style-name="P33">Se pueden realizar programas externos, que al igual que <text:a xlink:type="simple" xlink:href="http://linuxcommand.org/man_pages/xgettext1.html">xgettext</text:a>, lean el código fuente y extraigan automáticamente las cadenas a traducir, creando los ficheros adecuados, y de esa forma no haga falta “ejecutar” completamente la aplicación. </text:p>
      <text:p text:style-name="P33">Sin embargo, por el momento no hay ninguna aplicación que lo haga.</text:p>
      <text:p text:style-name="P33"/>
      <text:p text:style-name="P36">Ejemplo de uso de “-”<text:span text:style-name="T34">:</text:span></text:p>
      <text:p text:style-name="P33"/>
      <text:p text:style-name="P33"><text:span text:style-name="T35"><text:s text:c="3"/>Put_Line(-</text:span><text:span text:style-name="T36">"Probando, probando"</text:span><text:span text:style-name="T35">);</text:span></text:p>
      <text:h text:style-name="P15" text:outline-level="3">3.2.10 - “-” (dos parámetros)</text:h>
      <text:p text:style-name="P33"/>
      <text:p text:style-name="P23"><text:span text:style-name="T25"><text:s text:c="3"/></text:span><text:span text:style-name="T24">function </text:span><text:span text:style-name="T26">"-" </text:span><text:span text:style-name="T25">(</text:span></text:p>
      <text:p text:style-name="P24"><text:s text:c="9"/>Left <text:s/>: String; </text:p>
      <text:p text:style-name="P24"><text:s text:c="9"/>Right : String <text:s/>) </text:p>
      <text:p text:style-name="P23"><text:span text:style-name="T25"><text:s text:c="5"/></text:span><text:span text:style-name="T24">return </text:span><text:span text:style-name="T25">String; </text:span></text:p>
      <text:p text:style-name="P33"/>
      <text:p text:style-name="P33"/>
      <text:p text:style-name="P33">Esta función es equivalente a “-” con un solo parámetro, pero con la particularidad de que se ha de especificar el dominio a usar. El parámetro “<text:span text:style-name="T4">left</text:span>” es el dominio a usar, y “<text:span text:style-name="T4">right</text:span>” es la cadena de texto.</text:p>
      <text:p text:style-name="P33">En lugar de usar el dominio por defecto, usará el especificado en “<text:span text:style-name="T4">left</text:span>”.</text:p>
      <text:p text:style-name="P33"/>
      <text:p text:style-name="P36">Ejemplo de uso de “-” especificando el dominio<text:span text:style-name="T34">:</text:span></text:p>
      <text:p text:style-name="P33">Queremos mostrar por pantalla “Probando, Probando”, y guardar la cadena en el dominio “Lista_de_saludos”.</text:p>
      <text:p text:style-name="P33"/>
      <text:p text:style-name="P33"><text:span text:style-name="T35"><text:s text:c="3"/>Put_Line(</text:span><text:span text:style-name="T36">"Lista_de_saludos"</text:span><text:span text:style-name="T35">-</text:span><text:span text:style-name="T36">"Probando, probando"</text:span><text:span text:style-name="T35">);</text:span></text:p>
      <text:h text:style-name="P15" text:outline-level="3">3.2.11 - Get_Available_Languages</text:h>
      <text:p text:style-name="P33"/>
      <text:p text:style-name="P24"><text:span text:style-name="T33"><text:s/></text:span><text:span text:style-name="T31"><text:s text:c="2"/></text:span><text:span text:style-name="T8">function </text:span>Get_Available_Languages <text:span text:style-name="T8">return </text:span>Availabe_Languages_Array; </text:p>
      <text:p text:style-name="P33"/>
      <text:p text:style-name="P33"/>
      <text:p text:style-name="P33">Esta función permite conocer en que idiomas está disponible la aplicación. Para ello mira si existe el fichero del dominio por defecto para cada idioma, y <text:s/>devuelve una estructura “<text:span text:style-name="T4">Available_Languages_Array</text:span>” (3.1.4), donde “<text:span text:style-name="T17">true</text:span>” significa que existe el fichero del dominio por defecto y “<text:span text:style-name="T4">false</text:span>” que no existe.</text:p>
      <text:p text:style-name="P33">El idioma “<text:span text:style-name="T4">nul</text:span>” <text:span text:style-name="T3">siempre</text:span> devuelve “<text:span text:style-name="T4">false</text:span>”.</text:p>
      <text:p text:style-name="P33"/>
      <text:p text:style-name="P36">Ejemplo de uso de “Get_Available_Languages”<text:span text:style-name="T34">:</text:span></text:p>
      <text:p text:style-name="P33">Queremos mostrar por pantalla los idiomas disponibles en los que está nuestra aplicación:</text:p>
      <text:p text:style-name="P33"/>
      <text:p text:style-name="P33"><text:span text:style-name="T37"><text:s text:c="3"/></text:span><text:span text:style-name="T35">Idiomas_Disponibles : Availabe_Languages_Array; <text:s/></text:span></text:p>
      <text:p text:style-name="P37">begin</text:p>
      <text:p text:style-name="P23"><text:span text:style-name="T24"><text:s text:c="3"/></text:span><text:span text:style-name="T25">Initialize_AdaIntl (Es);</text:span></text:p>
      <text:p text:style-name="P24"><text:s text:c="3"/>Idiomas_Disponibles:=Get_Available_Languages;</text:p>
      <text:p text:style-name="P23"><text:span text:style-name="T25"><text:s text:c="3"/>Put_Line(</text:span><text:span text:style-name="T26">"Los idiomas disponibles son:"</text:span><text:span text:style-name="T25">);</text:span></text:p>
      <text:p text:style-name="P23"><text:span text:style-name="T25"><text:s text:c="3"/></text:span><text:span text:style-name="T24">for </text:span><text:span text:style-name="T25">Iterador </text:span><text:span text:style-name="T24">in </text:span><text:span text:style-name="T25">Language_Type'</text:span><text:span text:style-name="T24">range loop</text:span></text:p>
      <text:p text:style-name="P23"><text:span text:style-name="T24"><text:s text:c="6"/>if </text:span><text:span text:style-name="T25">Idiomas_Disponibles(Iterador) </text:span><text:span text:style-name="T24">then</text:span></text:p>
      <text:p text:style-name="P23"><text:span text:style-name="T24"><text:s text:c="9"/></text:span><text:span text:style-name="T25">Put_Line(Language_Type'Image(Iterador));</text:span></text:p>
      <text:p text:style-name="P23"><text:span text:style-name="T25"><text:s text:c="6"/></text:span><text:span text:style-name="T24">end if</text:span><text:span text:style-name="T25">;</text:span></text:p>
      <text:p text:style-name="P23"><text:span text:style-name="T25"><text:s text:c="3"/></text:span><text:span text:style-name="T24">end loop</text:span><text:span text:style-name="T25">;</text:span></text:p>
      <text:h text:style-name="P15" text:outline-level="3">3.2.12 - Clean_AdaIntl</text:h>
      <text:p text:style-name="P33"/>
      <text:p text:style-name="P24"><text:span text:style-name="T31"><text:s text:c="3"/></text:span><text:span text:style-name="T8">procedure </text:span>Clean_Adaintl; </text:p>
      <text:p text:style-name="P33"/>
      <text:p text:style-name="P33"/>
      <text:p text:style-name="P33">La instrucción Clean_AdaIntl se ocupa de borrar de la memoria las frases, destruyendo los árboles y su contenido.</text:p>
      <text:p text:style-name="P33">Se <text:span text:style-name="T3">debe</text:span> ejecutar esta instrucción antes de finalizar el programa o bien si se desea “reiniciar” AdaIntl en tiempo de ejecución (justo antes de volver a hacer “<text:span text:style-name="T4">Initialize_AdaIntl</text:span>”).</text:p>
      <text:list text:style-name="L8">
        <text:list-item>
          <text:list>
            <text:list-item>
              <text:h text:style-name="P38" text:outline-level="2"><text:s/>– Excepciones</text:h>
            </text:list-item>
          </text:list>
        </text:list-item>
      </text:list>
      <text:p text:style-name="P33"/>
      <text:p text:style-name="P33">Dependiendo del nivel de Debug elegido (Punto 3.1.2), en caso de fallo <text:span text:style-name="T1">Ada</text:span><text:span text:style-name="T2">Intl</text:span> detendrá la ejecución lanzando excepciones que indicarán el fallo cometido. A continuación se describen las excepciones.</text:p>
      <text:p text:style-name="P33"/>
      <text:list text:style-name="L9">
        <text:list-item>
          <text:list>
            <text:list-item>
              <text:list>
                <text:list-item>
                  <text:h text:style-name="P39" text:outline-level="3"><text:s/>– File_Not_Correct</text:h>
                </text:list-item>
              </text:list>
            </text:list-item>
          </text:list>
        </text:list-item>
      </text:list>
      <text:p text:style-name="P33"/>
      <text:p text:style-name="P33">Esta excepción se lanza si el fichero de traducción (dominio) es incorrecto. En el punto 4.2.1 se explica como es un fichero de traducción correcto. </text:p>
      <text:p text:style-name="P33">Dado que para que se lanze esta excepción es necesario estar en el modo <text:span text:style-name="T4">Only_Errors</text:span> o <text:span text:style-name="T4">Total</text:span>, aparecerá un mensaje de error por consola diciendo cual es el fallo (si falta un “, o si sobran caracteres, etc).</text:p>
      <text:p text:style-name="P33"/>
      <text:p text:style-name="P33">Ejemplo: </text:p>
      <text:p text:style-name="P33">La excepción File_Not_Correct saltará si faltan las comillas que cierran una cadena:</text:p>
      <text:p text:style-name="P33"/>
      <text:p text:style-name="P40"># "Francia"</text:p>
      <text:p text:style-name="P40">227035569="France</text:p>
      <text:p text:style-name="P40"/>
      <text:p text:style-name="P40"/>
      <text:p text:style-name="P33">También puede saltar si el hash no es correcto:</text:p>
      <text:p text:style-name="P33"/>
      <text:p text:style-name="P40"># "Francia"</text:p>
      <text:p text:style-name="P40">2270 35569="France”</text:p>
      <text:list text:style-name="L10">
        <text:list-item>
          <text:list>
            <text:list-item>
              <text:list>
                <text:list-item>
                  <text:h text:style-name="P41" text:outline-level="3"><text:s/>– Conf_File_Not_Correct</text:h>
                </text:list-item>
              </text:list>
            </text:list-item>
          </text:list>
        </text:list-item>
      </text:list>
      <text:p text:style-name="P33"/>
      <text:p text:style-name="P33">Esta excepción se lanza si el fichero de configuración es incorrecto. En el punto 4.2.2 se explica como es un fichero de configuración correcto. </text:p>
      <text:p text:style-name="P33"/>
      <text:p text:style-name="P33">Dado que el fichero de configuración se lee para obtener el idioma a usar en lugar del idioma especificado en “<text:span text:style-name="T4">Initialize_AdaIntl</text:span>”, si no es posible leer el archivo de configuración (que es distinto a que no exista, en ese caso se creará si así se ha especificado) se lanzará esta excepción si el nivel de debug es “Stop” (<text:span text:style-name="T4">Only_Error_Stop</text:span> o <text:span text:style-name="T4">Total_Stop</text:span>); en caso contrario se usará el idioma especificado en “<text:span text:style-name="T4">Initialize_AdaIntl</text:span>”.</text:p>
      <text:list text:style-name="L11">
        <text:list-item>
          <text:list>
            <text:list-item>
              <text:list>
                <text:list-item>
                  <text:h text:style-name="P42" text:outline-level="3"><text:s/>– Language_Not_Valid</text:h>
                </text:list-item>
              </text:list>
            </text:list-item>
          </text:list>
        </text:list-item>
      </text:list>
      <text:p text:style-name="P33"/>
      <text:p text:style-name="P33">Tal como señala el punto 3.1.3, se puede usar cualquier idioma excepto “<text:span text:style-name="T4">Nul</text:span>”, el cual sirve para marcar que <text:span text:style-name="T1">Ada</text:span><text:span text:style-name="T2">Intl</text:span> no está inicializado. </text:p>
      <text:p text:style-name="P33">Si salta esta excepción, es que se ha puesto “<text:span text:style-name="T4">Nul</text:span>” como primer parámetro de “<text:span text:style-name="T4">Initialize_AdaIntl</text:span>” (lo cual es incorrecto, insistimos en que “<text:span text:style-name="T4">Nul</text:span>” no se debe usar)</text:p>
      <text:list text:style-name="L12">
        <text:list-item>
          <text:list>
            <text:list-item>
              <text:list>
                <text:list-item>
                  <text:h text:style-name="P43" text:outline-level="3"><text:s/>– Not_Initialized</text:h>
                </text:list-item>
              </text:list>
            </text:list-item>
          </text:list>
        </text:list-item>
      </text:list>
      <text:p text:style-name="P33"/>
      <text:p text:style-name="P33">Si salta esta excepción, es que se ha ejecutado en primer lugar otra instrucción que no es <text:s/>“<text:span text:style-name="T4">Initialize_AdaIntl</text:span>”, lo cual es incorrecto. Antes de ejecutar cualquier otra instrucción, se ha de inicializar <text:span text:style-name="T1">Ada</text:span><text:span text:style-name="T2">Intl. </text:span>Para asegurarse de esto, se puede ejecutar la función “<text:span text:style-name="T4">Initialize_AdaIntl</text:span>” como primera instrucción en la parte declarativa (ver 3.1.1).</text:p>
      <text:h text:style-name="P6" text:outline-level="1">4- Estructura y funcionamiento interno</text:h>
      <text:list text:style-name="L13">
        <text:list-item>
          <text:list>
            <text:list-item>
              <text:h text:style-name="P44" text:outline-level="2"><text:s/>– Directorios y ficheros de AdaIntl</text:h>
            </text:list-item>
          </text:list>
        </text:list-item>
      </text:list>
      <text:p text:style-name="P33"/>
      <text:p text:style-name="P33">El archivo zip que forma <text:span text:style-name="T1">Ada</text:span><text:span text:style-name="T2">Intl</text:span> está compuesto por los siguientes directorios:</text:p>
      <text:p text:style-name="P33"/>
      <text:list text:style-name="L14">
        <text:list-item>
          <text:p text:style-name="P45">/src</text:p>
          <text:list>
            <text:list-item>
              <text:p text:style-name="P46">Contiene los ficheros con el código fuente en Ada95 de <text:span text:style-name="T1">Ada</text:span><text:span text:style-name="T2">Intl.</text:span></text:p>
              <text:p text:style-name="P47"/>
            </text:list-item>
          </text:list>
        </text:list-item>
        <text:list-item>
          <text:p text:style-name="P45">/example</text:p>
          <text:list>
            <text:list-item>
              <text:p text:style-name="P46">Contiene ejemplos de programas que usan <text:span text:style-name="T1">Ada</text:span><text:span text:style-name="T2">Intl</text:span>.</text:p>
              <text:p text:style-name="P46"/>
            </text:list-item>
          </text:list>
        </text:list-item>
        <text:list-item>
          <text:p text:style-name="P45">/doc</text:p>
          <text:list>
            <text:list-item>
              <text:p text:style-name="P46">Contiene la documentación de la librería.</text:p>
            </text:list-item>
          </text:list>
        </text:list-item>
      </text:list>
      <text:p text:style-name="P33"/>
      <text:p text:style-name="P33"/>
      <text:h text:style-name="P15" text:outline-level="3">4.1.1 - /src</text:h>
      <text:p text:style-name="P48"/>
      <text:list text:style-name="L15">
        <text:list-item>
          <text:p text:style-name="P49">adaintl.<text:span text:style-name="T11">ads </text:span>(MD5: 98e4e51b72fe1a305755965fdf32a41f)</text:p>
          <text:list>
            <text:list-item>
              <text:p text:style-name="P50">Fichero donde se declaran todas las funciones y procedimientos accesibles al programador.</text:p>
            </text:list-item>
          </text:list>
        </text:list-item>
      </text:list>
      <text:p text:style-name="P51"/>
      <text:list text:style-name="L15">
        <text:list-item>
          <text:p text:style-name="P49">adaintl.<text:span text:style-name="T38">adb</text:span><text:span text:style-name="T11"> </text:span>(MD5: 6b048b86717c273d0b24e7d608af87e2)</text:p>
        </text:list-item>
      </text:list>
      <text:list text:style-name="L16">
        <text:list-item>
          <text:list>
            <text:list-item>
              <text:p text:style-name="P52">Cuerpo donde está la implementación del primer nivel de <text:span text:style-name="T1">Ada</text:span><text:span text:style-name="T2">Intl</text:span>.</text:p>
            </text:list-item>
          </text:list>
        </text:list-item>
      </text:list>
      <text:p text:style-name="P51"/>
      <text:list text:style-name="L16">
        <text:list-item>
          <text:p text:style-name="P53">aa_tree_package.<text:span text:style-name="T11">ads </text:span>(MD5: c324c81a800db22259bf9a93b2c663f5)</text:p>
        </text:list-item>
      </text:list>
      <text:list text:style-name="L17">
        <text:list-item>
          <text:list>
            <text:list-item>
              <text:p text:style-name="P54">Fichero de declaración del paquete de arbol AA genérico. <text:line-break/>Hecho por <text:a xlink:type="simple" xlink:href="http://www.cs.fiu.edu/~weiss/">Mark Allen Weiss</text:a>.</text:p>
            </text:list-item>
          </text:list>
        </text:list-item>
      </text:list>
      <text:p text:style-name="P51"/>
      <text:list text:style-name="L17">
        <text:list-item>
          <text:p text:style-name="P55">aa_tree_package.<text:span text:style-name="T38">adb </text:span>(MD5: fd9a9818f31fa7bcb5749211f5b494f7)</text:p>
          <text:list>
            <text:list-item>
              <text:p text:style-name="P54">Cuerpo con la implementación del arbol AA genérico.<text:line-break/>Hecho por <text:a xlink:type="simple" xlink:href="http://www.cs.fiu.edu/~weiss/">Mark Allen Weiss</text:a>.</text:p>
            </text:list-item>
          </text:list>
        </text:list-item>
      </text:list>
      <text:p text:style-name="P51"/>
      <text:list text:style-name="L17">
        <text:list-item>
          <text:p text:style-name="P55">d_arbol_dominios.<text:span text:style-name="T11">ads </text:span>(MD5: 93c714a469058a57fff101c4844adf42)</text:p>
        </text:list-item>
      </text:list>
      <text:list text:style-name="L18">
        <text:list-item>
          <text:list>
            <text:list-item>
              <text:p text:style-name="P56">Fichero de declaración que especifica y controla los árboles de dominio.<text:line-break/>Los árboles de dominio son las estructuras donde se guardan los nombres de dominios usados hasta el momento. De cada nodo del arbol (que representa un dominio) cuelga un “arbol de frases”, con todas las cadenas de texto de ese dominio en el idioma especificado. Véase punto 4.3.</text:p>
            </text:list-item>
          </text:list>
        </text:list-item>
      </text:list>
      <text:p text:style-name="P51"/>
      <text:list text:style-name="L18">
        <text:list-item>
          <text:p text:style-name="P57">d_arbol_dominios.<text:span text:style-name="T38">adb </text:span>(MD5: fb3c5553f40017767ff62bdaa61a3c33)</text:p>
        </text:list-item>
      </text:list>
      <text:list text:style-name="L19">
        <text:list-item>
          <text:list>
            <text:list-item>
              <text:p text:style-name="P58">Cuerpo con la implementación de los árboles de dominio.</text:p>
            </text:list-item>
          </text:list>
        </text:list-item>
      </text:list>
      <text:p text:style-name="P51"/>
      <text:list text:style-name="L19">
        <text:list-item>
          <text:p text:style-name="P59">d_arbol_frases.<text:span text:style-name="T11">ads </text:span>(MD5: 17c10fcd0c7c772a2b6673d48e9b2a4f)</text:p>
        </text:list-item>
      </text:list>
      <text:list text:style-name="L20">
        <text:list-item>
          <text:list>
            <text:list-item>
              <text:p text:style-name="P60">Fichero de declaración que especifica y controla los árboles de frases. Los árboles de frase contienen las cadenas de texto leidas de los ficheros de traducción. Cada dominio tiene su propio arbol de frases. Véase punto 4.3.</text:p>
            </text:list-item>
          </text:list>
        </text:list-item>
      </text:list>
      <text:p text:style-name="P51"/>
      <text:list text:style-name="L20">
        <text:list-item>
          <text:p text:style-name="P61">d_arbol_frases.<text:span text:style-name="T38">adb</text:span><text:span text:style-name="T11"> </text:span>(MD5: 238541af538f2007c2e6f90ecc3e1d8d)</text:p>
        </text:list-item>
      </text:list>
      <text:list text:style-name="L21">
        <text:list-item>
          <text:list>
            <text:list-item>
              <text:p text:style-name="P62">Implementación de los árboles de frases.</text:p>
            </text:list-item>
          </text:list>
        </text:list-item>
      </text:list>
      <text:p text:style-name="P51"/>
      <text:list text:style-name="L21">
        <text:list-item>
          <text:p text:style-name="P63">d_archivo_conf.<text:span text:style-name="T11">ads </text:span>(MD5: 391c0a4b13bf948c91b5a82d17cd4d46)</text:p>
        </text:list-item>
      </text:list>
      <text:list text:style-name="L22">
        <text:list-item>
          <text:list>
            <text:list-item>
              <text:p text:style-name="P64">Fichero de declaración que controla el acceso a los ficheros de configuración Véase punto 4.2.2.</text:p>
            </text:list-item>
          </text:list>
        </text:list-item>
      </text:list>
      <text:p text:style-name="P51"/>
      <text:list text:style-name="L22">
        <text:list-item>
          <text:p text:style-name="P65">d_archivo_conf.<text:span text:style-name="T38">adb</text:span><text:span text:style-name="T11"> </text:span>(MD5: 906b5cf06978a4f5c2811ae10e714a1b)</text:p>
        </text:list-item>
      </text:list>
      <text:list text:style-name="L23">
        <text:list-item>
          <text:list>
            <text:list-item>
              <text:p text:style-name="P66">Implementación del paquete que controla el acceso a lo ficheros de configuración.</text:p>
            </text:list-item>
          </text:list>
        </text:list-item>
      </text:list>
      <text:p text:style-name="P51"/>
      <text:list text:style-name="L23">
        <text:list-item>
          <text:p text:style-name="P67">d_frases_io.<text:span text:style-name="T11">ads </text:span>(MD5: 7d9be43045bbe1125d2f093f4c08ed36)</text:p>
        </text:list-item>
      </text:list>
      <text:list text:style-name="L24">
        <text:list-item>
          <text:list>
            <text:list-item>
              <text:p text:style-name="P68">Fichero de declaración que controla la entrada y salida de cadenas de texto. Véase punto 4.2.1.</text:p>
            </text:list-item>
          </text:list>
        </text:list-item>
      </text:list>
      <text:p text:style-name="P51"/>
      <text:list text:style-name="L24">
        <text:list-item>
          <text:p text:style-name="P69">d_frases_io.<text:span text:style-name="T38">adb</text:span><text:span text:style-name="T11"> </text:span>(MD5: fe38f799bf4ef9432c4847f9d20bbfc7)</text:p>
        </text:list-item>
      </text:list>
      <text:list text:style-name="L25">
        <text:list-item>
          <text:list>
            <text:list-item>
              <text:p text:style-name="P70">Implementación del paquete que controla la entrada y salida de las cadenas de texto.</text:p>
            </text:list-item>
          </text:list>
        </text:list-item>
      </text:list>
      <text:p text:style-name="P51"/>
      <text:list text:style-name="L25">
        <text:list-item>
          <text:p text:style-name="P71">d_hash.<text:span text:style-name="T11">ads </text:span>(MD5: d3293a90c92736601a776b6dd240db67)</text:p>
        </text:list-item>
      </text:list>
      <text:list text:style-name="L26">
        <text:list-item>
          <text:list>
            <text:list-item>
              <text:p text:style-name="P72">Declaración del tipo Hash y de la instrucción que permite calcular el Hash de una cadena de texto.</text:p>
            </text:list-item>
          </text:list>
        </text:list-item>
      </text:list>
      <text:p text:style-name="P51"/>
      <text:list text:style-name="L26">
        <text:list-item>
          <text:p text:style-name="P73">d_hash.<text:span text:style-name="T38">adb</text:span><text:span text:style-name="T11"> </text:span>(MD5: 03ee2112df7831f4b0495c972e9d31dd)</text:p>
        </text:list-item>
      </text:list>
      <text:list text:style-name="L27">
        <text:list-item>
          <text:list>
            <text:list-item>
              <text:p text:style-name="P74">Implementación del cálculo del Hash.</text:p>
            </text:list-item>
          </text:list>
        </text:list-item>
      </text:list>
      <text:p text:style-name="P51"/>
      <text:list text:style-name="L27">
        <text:list-item>
          <text:p text:style-name="P75">d_idiomas.<text:span text:style-name="T11">ads </text:span>(MD5: f491f7d850be3d6ec9d5c723ded57706)</text:p>
        </text:list-item>
      </text:list>
      <text:list text:style-name="L28">
        <text:list-item>
          <text:list>
            <text:list-item>
              <text:p text:style-name="P76">Listado de idiomas disponibles en <text:span text:style-name="T1">Ada</text:span><text:span text:style-name="T2">Intl</text:span> <text:s/>(véase punto 3.1.3).</text:p>
            </text:list-item>
          </text:list>
        </text:list-item>
      </text:list>
      <text:p text:style-name="P51"/>
      <text:list text:style-name="L28">
        <text:list-item>
          <text:p text:style-name="P77">d_idiomas.<text:span text:style-name="T38">adb</text:span><text:span text:style-name="T11"> </text:span>(MD5: 0b36c16dd004ad7d8c17e13baa39401c)</text:p>
        </text:list-item>
      </text:list>
      <text:list text:style-name="L29">
        <text:list-item>
          <text:list>
            <text:list-item>
              <text:p text:style-name="P78">Contiene la implementación de la instrucción “<text:span text:style-name="T4">Language_Name</text:span>” que dadas las siglas de un idioma, devuelve su nombre completo en inglés.</text:p>
            </text:list-item>
          </text:list>
        </text:list-item>
      </text:list>
      <text:p text:style-name="P51"/>
      <text:list text:style-name="L29">
        <text:list-item>
          <text:p text:style-name="P79">d_debug.<text:span text:style-name="T11">ads </text:span>(MD5: f8e2e77c2e4c74a2914786eee6d65b41)</text:p>
        </text:list-item>
      </text:list>
      <text:list text:style-name="L30">
        <text:list-item>
          <text:list>
            <text:list-item>
              <text:p text:style-name="P80">Listado de niveles de debug disponibles en <text:span text:style-name="T1">Ada</text:span><text:span text:style-name="T2">Intl</text:span> <text:s/>(véase punto 3.1.2).</text:p>
            </text:list-item>
          </text:list>
        </text:list-item>
      </text:list>
      <text:p text:style-name="P51"/>
      <text:list text:style-name="L30">
        <text:list-item>
          <text:p text:style-name="P81">adaintl_version.<text:span text:style-name="T11">ads <text:s/></text:span>(MD5: fa430b5dccc54f125498b42841eab4a4)</text:p>
          <text:list>
            <text:list-item>
              <text:p text:style-name="P80">Contiene información sobre la versión de <text:span text:style-name="T1">Ada</text:span><text:span text:style-name="T2">Intl</text:span>, autor, contacto, etc.</text:p>
            </text:list-item>
          </text:list>
        </text:list-item>
      </text:list>
      <text:p text:style-name="P51"/>
      <text:p text:style-name="P51"/>
      <text:p text:style-name="P51"/>
      <text:list text:style-name="L31">
        <text:list-item>
          <text:list>
            <text:list-item>
              <text:list>
                <text:list-item>
                  <text:h text:style-name="P82" text:outline-level="3"><text:s/>- /example</text:h>
                </text:list-item>
              </text:list>
            </text:list-item>
          </text:list>
          <text:p text:style-name="P83"/>
        </text:list-item>
      </text:list>
      <text:p text:style-name="P33">Contiene el código de ejemplo del punto 5, junto con sus ficheros de traducción y configuración. Está listo para ser ejecutado y ver el funcionamiento de <text:span text:style-name="T1">Ada</text:span><text:span text:style-name="T2">Intl</text:span>.</text:p>
      <text:p text:style-name="P33"/>
      <text:list text:style-name="L32">
        <text:list-item>
          <text:list>
            <text:list-item>
              <text:list>
                <text:list-item>
                  <text:h text:style-name="P84" text:outline-level="3"><text:s/>- /doc</text:h>
                </text:list-item>
              </text:list>
            </text:list-item>
          </text:list>
        </text:list-item>
      </text:list>
      <text:p text:style-name="P33"/>
      <text:p text:style-name="P33">Este directorio contiene la documentación de <text:span text:style-name="T1">Ada</text:span><text:span text:style-name="T2">Intl</text:span> en formato Open Document Text (ODT) y PDF.</text:p>
      <text:list text:style-name="L33">
        <text:list-item>
          <text:list>
            <text:list-item>
              <text:list>
                <text:list-item>
                  <text:h text:style-name="P85" text:outline-level="3"><text:s/>– Instalación</text:h>
                </text:list-item>
              </text:list>
            </text:list-item>
          </text:list>
        </text:list-item>
      </text:list>
      <text:p text:style-name="P33"/>
      <text:p text:style-name="P86"><text:span text:style-name="T1">Ada</text:span><text:span text:style-name="T2">Intl</text:span> puede ser usado directamente moviendo el contenido del directorio /src al directorio donde esté el código fuente del programa. A continuación bastará con incluirlo haciendo </text:p>
      <text:p text:style-name="P87"><text:span text:style-name="T8">with</text:span> AdaIntl; <text:span text:style-name="T8">use</text:span> AdaIntl;</text:p>
      <text:p text:style-name="P86">en el código fuente de la aplicación.</text:p>
      <text:p text:style-name="P86"/>
      <text:p text:style-name="P86">Sin embargo es recomendable instalar el paquete para no tener que incluir el código completo de <text:span text:style-name="T1">Ada</text:span><text:span text:style-name="T2">Intl </text:span>en el directorio de la aplicación.</text:p>
      <text:p text:style-name="P86">Para ello se pueden seguir estos pasos:</text:p>
      <text:p text:style-name="P88"><text:span text:style-name="T39">1- Extraer el contenido del archivo comprimido en un directorio vacio, como por ejemplo </text:span><text:span text:style-name="T4">C:\AdaIntl</text:span><text:span text:style-name="T39"> o /</text:span><text:span text:style-name="T40">home/usuario/AdaIntl </text:span></text:p>
      <text:p text:style-name="P89">2- A continuación se han de compilar las fuentes (en el subdirectorio <text:span text:style-name="T4">/src</text:span>). Por ejemplo, si se usa GNAT se puede ir al subdirectorio <text:span text:style-name="T4">/src</text:span> y ejecutar</text:p>
      <text:p text:style-name="P89"><text:span text:style-name="T4"><text:tab/>gnatmake adaintl.adb</text:span><text:line-break/><text:line-break/>Esto generará una serie de archivos .ali y .o de cada paquete que forma <text:span text:style-name="T1">Ada</text:span><text:span text:style-name="T2">Intl</text:span>.</text:p>
      <text:p text:style-name="P89">3- A continuación hay que permitir al compilador acceder a los ficheros en el subdirectorio <text:span text:style-name="T4">/src</text:span>. Para ello se han de añadir las variables de entorno: “<text:span text:style-name="T4">ADA_INCLUDE_PATH</text:span>” y “<text:span text:style-name="T4">ADA_OBJECTS_PATH</text:span>” y darles el valor del subdirectorio /src. Por ejemplo, en Windows habría que añadir estas variables (suponiendo la ruta de ejemplo anterior):</text:p>
      <text:p text:style-name="P90"><text:tab/>ADA_INCLUDE_PATH=C:\AdaIntl\src<text:line-break/>ADA_OBJECTS_PATH=C:\AdaIntl\src</text:p>
      <text:p text:style-name="P91"><text:span text:style-name="T16">Con estos pasos ya podrás usar </text:span><text:span text:style-name="T14">Ada</text:span><text:span text:style-name="T15">Intl </text:span><text:span text:style-name="T16">en cualquier aplicación que crees.</text:span></text:p>
      <text:p text:style-name="P33"/>
      <text:p text:style-name="P51"/>
      <text:p text:style-name="P51"/>
      <text:p text:style-name="P33"/>
      <text:p text:style-name="P33"/>
      <text:h text:style-name="P22" text:outline-level="2">4.2 – Ficheros de traducción y configuración</text:h>
      <text:list text:style-name="L34">
        <text:list-item>
          <text:list>
            <text:list-item>
              <text:list>
                <text:list-header>
                  <text:h text:style-name="P92" text:outline-level="3" text:is-list-header="true">4.2.1 – Dominios</text:h>
                </text:list-header>
              </text:list>
            </text:list-item>
          </text:list>
        </text:list-item>
      </text:list>
      <text:p text:style-name="P33">Los dominios son los ficheros de traducción donde se guardan las cadenas de texto que usa la aplicación.</text:p>
      <text:p text:style-name="P33"/>
      <text:p text:style-name="P33">Los ficheros de traducción de <text:span text:style-name="T1">Ada</text:span><text:span text:style-name="T2">Intl</text:span> <text:s/>siguen el siguiente patrón:</text:p>
      <text:p text:style-name="P33"/>
      <text:list text:style-name="L35">
        <text:list-item>
          <text:p text:style-name="P93">Comentarios</text:p>
          <text:list>
            <text:list-item>
              <text:p text:style-name="P94">Las lineas que comienzan por # son comentarios y se ignoran.<text:line-break/>Se puede usar para dar explicaciones, comentar detalles de la traducción, o dar información sobre el idioma y programa.</text:p>
            </text:list-item>
          </text:list>
        </text:list-item>
      </text:list>
      <text:p text:style-name="P33"/>
      <text:list text:style-name="L36">
        <text:list-item>
          <text:p text:style-name="P95">Cadenas de texto</text:p>
          <text:list>
            <text:list-item>
              <text:p text:style-name="P96">Las cadenas de texto vienen acompañadas del hash de la frase original sin traducir (para su identificación) y van entrecomilladas. <text:line-break/>Por ejemplo:</text:p>
            </text:list-item>
            <text:list-item>
              <text:p text:style-name="P97"><text:span text:style-name="T41">84574961="Italy"</text:span><text:line-break/><text:span text:style-name="T28">Si bien no es necesario, por claridad antes de la linea con la cadena de texto traducida se coloca una linea comentada con la cadena original. En este caso:<text:line-break/></text:span><text:span text:style-name="T41"># "Italia"</text:span></text:p>
            </text:list-item>
            <text:list-item>
              <text:p text:style-name="P98">84574961="Italy"</text:p>
            </text:list-item>
            <text:list-item>
              <text:p text:style-name="P99">De esta forma la traducción es más fácil y sencilla.<text:line-break/><text:line-break/>Cuando en el código fuente aparezca <text:line-break/><text:span text:style-name="T35"> -</text:span><text:span text:style-name="T36">"Italia"</text:span><text:span text:style-name="T35"><text:line-break/></text:span>independientemente de donde esté (en un Put, como cadena por defecto, etc), <text:span text:style-name="T1">Ada</text:span><text:span text:style-name="T2">Intl </text:span>generará el hash de la cadena pasada por parámetro (en este caso “<text:span text:style-name="T4">Italia</text:span>”), y buscará la cadena con hash 84574961 para a continuación devolverla, en nuestro ejemplo “<text:span text:style-name="T4">Italy</text:span>”.</text:p>
            </text:list-item>
          </text:list>
        </text:list-item>
      </text:list>
      <text:p text:style-name="P100"/>
      <text:p text:style-name="P100"/>
      <text:p text:style-name="P100"/>
      <text:p text:style-name="P100"/>
      <text:p text:style-name="P100">Para leer los ficheros de traducción, <text:span text:style-name="T1">Ada</text:span><text:span text:style-name="T2">Intl </text:span>sigue básicamente esta gramática:</text:p>
      <text:p text:style-name="P100"><text:span text:style-name="T4">EOF</text:span> se refiere a fin de fichero, <text:span text:style-name="T4">EOL</text:span> se refiere a salto de linea, <text:span text:style-name="T4">any</text:span> se refiere a cualquier carácter excepto salto de linea o fin de fichero, etc. Los símbolos terminales no están en negrita.</text:p>
      <text:p text:style-name="P100"/>
      <text:p text:style-name="P100"><text:span text:style-name="T3">Doc</text:span>: <text:span text:style-name="T4">EOF</text:span> | <text:span text:style-name="T3">Linea</text:span> <text:span text:style-name="T3">Doc</text:span></text:p>
      <text:p text:style-name="P101"/>
      <text:p text:style-name="P101">Linea: <text:span text:style-name="T17">EOL</text:span> | L</text:p>
      <text:p text:style-name="P101"/>
      <text:p text:style-name="P101">L: <text:span text:style-name="T12"># </text:span><text:span text:style-name="T17">{any}</text:span> | Hash<text:span text:style-name="T12"> = “</text:span><text:span text:style-name="T17">{any}</text:span><text:span text:style-name="T12">”</text:span></text:p>
      <text:p text:style-name="P102"/>
      <text:p text:style-name="P102"><text:span text:style-name="T3">Hash</text:span>: {0,1,2...9}</text:p>
      <text:p text:style-name="P102"/>
      <text:p text:style-name="P102"/>
      <text:p text:style-name="P102">Sin embargo, dado que la frase a traducir debe estar entre comillas, si se desea usar comillas estas deberán estar precedidas de “\”. Igualmente para imprimir el simbolo “\” este deberá estar dos veces seguidas. Ejemplo:</text:p>
      <text:p text:style-name="P102"/>
      <text:p text:style-name="P103">2270355="He said: \”Hello\” "</text:p>
      <text:p text:style-name="P104"/>
      <text:p text:style-name="P100">Ejemplo de fichero de traducción:</text:p>
      <text:p text:style-name="P100"/>
      <text:p text:style-name="P105"># Internationalization File Created with AdaIntl v0.1alpha</text:p>
      <text:p text:style-name="P105"># AdaIntl v0.1alpha is an internationalizing tool for Ada95 programs created by Andres_age</text:p>
      <text:p text:style-name="P105"># More info at www.canalada.org</text:p>
      <text:p text:style-name="P105"/>
      <text:p text:style-name="P105"># File: 'Paises.EN'</text:p>
      <text:p text:style-name="P105"># Language: 'EN'</text:p>
      <text:p text:style-name="P105"/>
      <text:p text:style-name="P105"># "Italia"</text:p>
      <text:p text:style-name="P105">84574961="Italy"</text:p>
      <text:p text:style-name="P105"/>
      <text:p text:style-name="P105"># "España"</text:p>
      <text:p text:style-name="P105">80375921="Spain"</text:p>
      <text:p text:style-name="P105"/>
      <text:p text:style-name="P105"># "Francia"</text:p>
      <text:p text:style-name="P105">227035569="France"</text:p>
      <text:p text:style-name="P40"/>
      <text:p text:style-name="P40"/>
      <table:table table:name="Tabla1" table:style-name="Tabla1">
        <table:table-column table:style-name="Tabla1.A"/>
        <table:table-header-rows>
          <table:table-row>
            <table:table-cell table:style-name="Tabla1.A1" office:value-type="string">
              <text:p text:style-name="P106">¡¡Es <text:span text:style-name="T20">MUY IMPORTANTE</text:span> a la hora de traducir limitarse a cambiar el contenido entrecomillado, el hash NUNCA se debe modificar o de lo contrario no se podrá relacionar la cadena con su correspondiente traducción!!</text:p>
            </table:table-cell>
          </table:table-row>
        </table:table-header-rows>
      </table:table>
      <text:p text:style-name="P102"/>
      <text:p text:style-name="P33"/>
      <text:p text:style-name="P33">Estos ficheros son creados en tiempo de ejecución si no existen, y se debe mantener “sincronizado” su contenido con las cadenas en memoria.</text:p>
      <text:p text:style-name="P33">Para ello se contemplan los siguientes casos:</text:p>
      <text:p text:style-name="P33"/>
      <text:list text:style-name="L37">
        <text:list-item>
          <text:p text:style-name="P107">Fichero no existe; memoria vacía:</text:p>
          <text:list>
            <text:list-item>
              <text:p text:style-name="P107">Se crea tan pronto como se acceda por primera vez a él y se deja vacío.</text:p>
            </text:list-item>
          </text:list>
        </text:list-item>
      </text:list>
      <text:p text:style-name="P33"/>
      <text:list text:style-name="L38">
        <text:list-item>
          <text:p text:style-name="P108">Fichero existe; memoria vacía:</text:p>
          <text:list>
            <text:list-item>
              <text:p text:style-name="P108">Si se accede por primera vez a un dominio y el fichero existe, las frases que contiene se cargan en memoria en el arbol de frases correspondiente.</text:p>
            </text:list-item>
          </text:list>
        </text:list-item>
      </text:list>
      <text:p text:style-name="P33"/>
      <text:list text:style-name="L39">
        <text:list-item>
          <text:p text:style-name="P109">Fichero existe; frase nueva que no está en memoria</text:p>
          <text:list>
            <text:list-item>
              <text:p text:style-name="P110">Si se requiere una frase que no está cargada en memoria, significa que tampoco está contenida en el fichero de traducción (si lo estuviese en el primer acceso al dominio se hubiera cargado en memoria esa frase).<text:line-break/>Por tanto la frase se añade al arbol de frases del dominio y se escribe la nueva frase al final del fichero de traducción. </text:p>
            </text:list-item>
          </text:list>
        </text:list-item>
      </text:list>
      <text:p text:style-name="P102"/>
      <text:p text:style-name="P102"/>
      <text:p text:style-name="P102">La compatibilidad de lectura de archivos de GNU/gettext <text:a xlink:type="simple" xlink:href="http://www.linuxlots.com/~barreiro/spanish/gnome-es/translate/x31.html">*.po</text:a> es una de las tareas pendientes (punto 6), o incluso el uso de la estructura “msgid/msgstr” en lugar de la estructura usada actualmente “hash=cadena”.</text:p>
      <text:list text:style-name="L40">
        <text:list-item>
          <text:list>
            <text:list-item>
              <text:list>
                <text:list-item>
                  <text:h text:style-name="P111" text:outline-level="3"><text:s/>– Ficheros de configuración</text:h>
                </text:list-item>
              </text:list>
            </text:list-item>
          </text:list>
        </text:list-item>
      </text:list>
      <text:p text:style-name="P104"/>
      <text:p text:style-name="P102">El procedimiento/función “<text:span text:style-name="T4">Initialize_AdaIntl</text:span>” permite cargar el idioma que usará la aplicación de un fichero de configuración, tal como se explica en el punto 3.2.1.</text:p>
      <text:p text:style-name="P102"/>
      <text:p text:style-name="P102">Su sintaxis es parecida a la de los ficheros de traducción (4.2.1): Las lineas que comienzan con # son comentarios, y el resto es código.<text:line-break/>De momento los ficheros de configuración tienen dos campos: el código del idioma a usar y su nombre.</text:p>
      <text:p text:style-name="P102">El nombre es tan solo orientativo (se puede poner el que se quiera), el código es lo que usa <text:span text:style-name="T1">Ada</text:span><text:span text:style-name="T2">Intl</text:span> para elegir el idioma.</text:p>
      <text:p text:style-name="P102"/>
      <text:p text:style-name="P102">Ejemplo de fichero de configuración con el castellano como idioma a usar:</text:p>
      <text:p text:style-name="P103"/>
      <text:p text:style-name="P103"># Internationalization Configuration File Created with AdaIntl v0.1alpha</text:p>
      <text:p text:style-name="P103"># AdaIntl v0.1alpha is an internationalizing tool for Ada95 programs created by Andres_age</text:p>
      <text:p text:style-name="P103"># More info at www.canalada.org</text:p>
      <text:p text:style-name="P103"/>
      <text:p text:style-name="P103"># File: 'Language.txt'</text:p>
      <text:p text:style-name="P103">Language = "ES"</text:p>
      <text:p text:style-name="P103">Language_name = "Spanish"</text:p>
      <text:p text:style-name="P103"/>
      <text:p text:style-name="P103"/>
      <text:p text:style-name="P102">Si el fichero de configuración es incorrecto, bien ignorará el contenido y se usará el idioma escogido en “<text:span text:style-name="T4">Initialize_AdaIntl</text:span>” o bien lanzará una excepción (ver 3.3.2) según el nivel de debug elegido.</text:p>
      <text:list text:style-name="L41">
        <text:list-item>
          <text:list>
            <text:list-item>
              <text:list>
                <text:list-header>
                  <text:h text:style-name="P112" text:outline-level="2" text:is-list-header="true">4.3 – Funcionamiento interno</text:h>
                </text:list-header>
              </text:list>
            </text:list-item>
          </text:list>
        </text:list-item>
      </text:list>
      <text:p text:style-name="P102"/>
      <text:p text:style-name="P113">Tal como se mencionaba en el punto 4.2.1, las cadenas traducidas se mantienen en memoria, y de esa forma no es necesario acceder al fichero de traducción en cada acceso a una cadena de texto. </text:p>
      <text:p text:style-name="P113"/>
      <text:p text:style-name="P102">Para identificar la cadena traducida, se usa un hash de la cadena original.</text:p>
      <text:p text:style-name="P102"/>
      <text:p text:style-name="P102">En lugar de usar una tabla de hashing, se usa un árbol para almacenar las frases y sus hashes, debido a que permite un acceso mucho más rápido y una flexibilidad de tamaño que una tabla de hashing no tiene.</text:p>
      <text:p text:style-name="P102">Por ejemplo, una tabla de hashing de dispersión abierta consistente en un vector de 1000 posiciones y con listas enlazadas dinámicas tendría un tamaño mínimo considerable (1000 elementos+listas vacías) y en el mejor de los casos el acceso es constante (1) pero en el peor sería (n). En cambio con un árbol, el tiempo de acceso es (log n) en el peor de los casos, y el tamaño es proporcional al número de cadenas de texto que hay (véase el punto 6 sub-apartado “<text:span text:style-name="T4">Tratar colisiones</text:span>” para ver un problema que plantea esta solución).</text:p>
      <text:p text:style-name="P102"/>
      <text:p text:style-name="P102">De forma que <text:span text:style-name="T1">Ada</text:span><text:span text:style-name="T2">Intl</text:span> usa árboles para mantener las cadenas en memoria y acceder a ellas de forma fácil y rápida cuando se necesitan. </text:p>
      <text:p text:style-name="P102">Sin embargo, ¿como diferencia las cadenas de cada dominio?</text:p>
      <text:p text:style-name="P102"/>
      <text:p text:style-name="P102">Para ello tiene a su vez otro árbol donde se almacenan los dominios. Cada nodo del árbol representa un dominio, y de cada nodo del árbol cuelga su <text:span text:style-name="T4">propio</text:span> árbol de frases con todas las cadenas de texto contenidas en ese dominio.</text:p>
      <text:p text:style-name="P102"/>
      <text:p text:style-name="P102">En la figura de la página siguiente se observa un esquema.</text:p>
      <text:p text:style-name="P102">Por tanto, cuando <text:span text:style-name="T1">Ada</text:span><text:span text:style-name="T2">Intl </text:span>quiere buscar la cadena de texto traducida de una cadena dada, calcula el <text:span text:style-name="T42">hash</text:span> de la original, busca el dominio usado y accede al árbol de frases del dominio correspondiente. Usando el <text:span text:style-name="T42">hash</text:span>, busca la cadena traducida y devuelve su valor. Si no encuentra el dominio o la frase, lo añade al árbol tal como se explica en el punto 4.2.1.</text:p>
      <text:p text:style-name="P102"/>
      <text:p text:style-name="P102">Del mantenimiento y acceso a cada árbol de frases se ocupa el paquete <text:span text:style-name="T4">d_arbol_frases</text:span>, mientras que del árbol de dominios se ocupa el paquete <text:span text:style-name="T4">d_arbol_dominios</text:span>.</text:p>
      <text:p text:style-name="P102">Del cálculo del hash se ocupa el paquete <text:span text:style-name="T4">d_hash.</text:span></text:p>
      <text:p text:style-name="P102">Cuando hay que escribir o leer frases del fichero de traducción, <text:span text:style-name="T1">Ada</text:span><text:span text:style-name="T2">Intl </text:span>usa el paquete <text:span text:style-name="T4">d_frases_io</text:span>.</text:p>
      <text:p text:style-name="P114"><draw:g text:anchor-type="paragraph" draw:z-index="0" draw:style-name="gr1"><draw:line draw:style-name="gr2" draw:text-style-name="P115" svg:x1="14.16cm" svg:y1="12.002cm" svg:x2="14.155cm" svg:y2="7.892cm"><text:p/></draw:line><draw:line draw:style-name="gr2" draw:text-style-name="P115" svg:x1="2.499cm" svg:y1="2.002cm" svg:x2="6.5cm" svg:y2="2.002cm"><text:p/></draw:line><draw:line draw:style-name="gr3" draw:text-style-name="P115" svg:x1="2.499cm" svg:y1="2.429cm" svg:x2="3.499cm" svg:y2="3.928cm"><text:p/></draw:line><draw:line draw:style-name="gr3" draw:text-style-name="P115" svg:x1="2.499cm" svg:y1="2.429cm" svg:x2="1.499cm" svg:y2="3.429cm"><text:p/></draw:line><draw:custom-shape draw:style-name="gr4" draw:text-style-name="P115" svg:width="5.501cm" svg:height="2.001cm" svg:x="6.5cm" svg:y="1.002cm"><text:p text:style-name="P116">Dominio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8" svg:width="7.002cm" svg:height="1.001cm" svg:x="6.5cm" svg:y="0.002cm"><draw:text-box><text:p text:style-name="P117"><text:span text:style-name="T43">Arbol AA de dominios</text:span></text:p></draw:text-box></draw:frame><draw:line draw:style-name="gr6" draw:text-style-name="P115" svg:x1="7.999cm" svg:y1="3.002cm" svg:x2="5.5cm" svg:y2="6.002cm"><text:p/></draw:line><draw:line draw:style-name="gr6" draw:text-style-name="P115" svg:x1="11cm" svg:y1="3.002cm" svg:x2="13cm" svg:y2="6.002cm"><text:p/></draw:line><draw:line draw:style-name="gr6" draw:text-style-name="P115" svg:x1="12cm" svg:y1="8.001cm" svg:x2="11cm" svg:y2="9.502cm"><text:p/></draw:line><draw:line draw:style-name="gr6" draw:text-style-name="P115" svg:x1="6.001cm" svg:y1="8.001cm" svg:x2="7.001cm" svg:y2="9.502cm"><text:p/></draw:line><draw:line draw:style-name="gr6" draw:text-style-name="P115" svg:x1="15.499cm" svg:y1="8.001cm" svg:x2="16.499cm" svg:y2="9.502cm"><text:p/></draw:line><draw:line draw:style-name="gr6" draw:text-style-name="P115" svg:x1="2.499cm" svg:y1="8.001cm" svg:x2="1.499cm" svg:y2="9.502cm"><text:p/></draw:line><draw:custom-shape draw:style-name="gr4" draw:text-style-name="P115" svg:width="5.502cm" svg:height="1.999cm" svg:x="1.499cm" svg:y="6.003cm"><text:p text:style-name="P116">Dominio 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15" svg:width="5.501cm" svg:height="1.999cm" svg:x="11cm" svg:y="6.003cm"><text:p text:style-name="P116">Dominio 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19" svg:width="1.001cm" svg:height="1.001cm" svg:x="2cm" svg:y="1.928cm"><text:p text:style-name="P116"><text:span text:style-name="T44">Frase 1</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1cm" svg:y="3.429cm"><text:p text:style-name="P116"><text:span text:style-name="T44">Frase 2</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3cm" svg:y="3.429cm"><text:p text:style-name="P116"><text:span text:style-name="T44">Frase 3</text:span></text:p><draw:enhanced-geometry svg:viewBox="0 0 21600 21600" draw:glue-points="10800 0 3160 3160 0 10800 3160 18440 10800 21600 18440 18440 21600 10800 18440 3160" draw:text-areas="3200 3200 18400 18400" draw:type="ellipse"/></draw:custom-shape><draw:frame draw:style-name="gr5" draw:text-style-name="P120" svg:width="9cm" svg:height="1.47cm" svg:x="0cm" svg:y="0.501cm"><draw:text-box><text:p text:style-name="P117"><text:span text:style-name="T44">Arbol AA de frases </text:span></text:p><text:p text:style-name="P117"><text:span text:style-name="T44">del dominio 1</text:span></text:p></draw:text-box></draw:frame><draw:line draw:style-name="gr2" draw:text-style-name="P115" svg:x1="4.001cm" svg:y1="12.002cm" svg:x2="4.001cm" svg:y2="8.001cm"><text:p/></draw:line><draw:line draw:style-name="gr3" draw:text-style-name="P115" svg:x1="4.001cm" svg:y1="12.429cm" svg:x2="5.001cm" svg:y2="13.93cm"><text:p/></draw:line><draw:line draw:style-name="gr3" draw:text-style-name="P115" svg:x1="4cm" svg:y1="12.429cm" svg:x2="3cm" svg:y2="13.429cm"><text:p/></draw:line><draw:custom-shape draw:style-name="gr7" draw:text-style-name="P119" svg:width="1.001cm" svg:height="1.001cm" svg:x="3.5cm" svg:y="11.929cm"><text:p text:style-name="P116"><text:span text:style-name="T44">Frase 1</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2.499cm" svg:y="13.429cm"><text:p text:style-name="P116"><text:span text:style-name="T44">Frase 2</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4.5cm" svg:y="13.429cm"><text:p text:style-name="P116"><text:span text:style-name="T44">Frase 3</text:span></text:p><draw:enhanced-geometry svg:viewBox="0 0 21600 21600" draw:glue-points="10800 0 3160 3160 0 10800 3160 18440 10800 21600 18440 18440 21600 10800 18440 3160" draw:text-areas="3200 3200 18400 18400" draw:type="ellipse"/></draw:custom-shape><draw:frame draw:style-name="gr5" draw:text-style-name="P120" svg:width="9.002cm" svg:height="1.47cm" svg:x="1.499cm" svg:y="10.502cm"><draw:text-box><text:p text:style-name="P117"><text:span text:style-name="T44">Arbol AA de frases </text:span></text:p><text:p text:style-name="P117"><text:span text:style-name="T44">del dominio 2</text:span></text:p></draw:text-box></draw:frame><draw:line draw:style-name="gr3" draw:text-style-name="P115" svg:x1="14.161cm" svg:y1="12.429cm" svg:x2="15.161cm" svg:y2="13.93cm"><text:p/></draw:line><draw:line draw:style-name="gr3" draw:text-style-name="P115" svg:x1="14.16cm" svg:y1="12.429cm" svg:x2="13.16cm" svg:y2="13.429cm"><text:p/></draw:line><draw:custom-shape draw:style-name="gr7" draw:text-style-name="P119" svg:width="1.001cm" svg:height="1.001cm" svg:x="13.661cm" svg:y="11.929cm"><text:p text:style-name="P116"><text:span text:style-name="T44">Frase 1</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12.661cm" svg:y="13.429cm"><text:p text:style-name="P116"><text:span text:style-name="T44">Frase 2</text:span></text:p><draw:enhanced-geometry svg:viewBox="0 0 21600 21600" draw:glue-points="10800 0 3160 3160 0 10800 3160 18440 10800 21600 18440 18440 21600 10800 18440 3160" draw:text-areas="3200 3200 18400 18400" draw:type="ellipse"/></draw:custom-shape><draw:custom-shape draw:style-name="gr7" draw:text-style-name="P119" svg:width="1.001cm" svg:height="1.001cm" svg:x="14.661cm" svg:y="13.429cm"><text:p text:style-name="P116"><text:span text:style-name="T44">Frase 3</text:span></text:p><draw:enhanced-geometry svg:viewBox="0 0 21600 21600" draw:glue-points="10800 0 3160 3160 0 10800 3160 18440 10800 21600 18440 18440 21600 10800 18440 3160" draw:text-areas="3200 3200 18400 18400" draw:type="ellipse"/></draw:custom-shape><draw:frame draw:style-name="gr5" draw:text-style-name="P120" svg:width="5.34cm" svg:height="1.47cm" svg:x="11.661cm" svg:y="10.502cm"><draw:text-box><text:p text:style-name="P117"><text:span text:style-name="T44">Arbol AA de frases </text:span></text:p><text:p text:style-name="P117"><text:span text:style-name="T44">del dominio 3</text:span></text:p></draw:text-box></draw:frame></draw:g></text:p>
      <text:p text:style-name="P102"/>
      <text:p text:style-name="P102"/>
      <text:h text:style-name="P6" text:outline-level="1">5- Código de ejemplo</text:h>
      <text:p text:style-name="P102"/>
      <text:p text:style-name="P102">A continuación propondremos un pequeño programa que ejemplifica el uso de <text:span text:style-name="T1">Ada</text:span><text:span text:style-name="T2">Intl</text:span> . </text:p>
      <text:p text:style-name="P102">El programa hará lo siguiente:</text:p>
      <text:list text:style-name="L42">
        <text:list-item>
          <text:p text:style-name="P121">Inicializar <text:span text:style-name="T1">Ada</text:span><text:span text:style-name="T2">Intl</text:span> .</text:p>
        </text:list-item>
        <text:list-item>
          <text:p text:style-name="P121">Imprimir frases por pantalla en 3 idiomas. Estas frases se guardarán en el dominio por defecto “<text:span text:style-name="T4">Frases</text:span>”.</text:p>
        </text:list-item>
        <text:list-item>
          <text:p text:style-name="P121">Imprimir nombres de paises por pantalla en 3 idiomas. Estos nombres se guardarán en el dominio explícito (es decir, no será el dominio por defecto) “<text:span text:style-name="T4">Paises</text:span>”.</text:p>
        </text:list-item>
        <text:list-item>
          <text:p text:style-name="P121">Los dominios se guardarán en el mismo directorio que el programa.</text:p>
        </text:list-item>
        <text:list-item>
          <text:p text:style-name="P121">El idioma variará dinámicamente a lo largo de la ejecución.</text:p>
        </text:list-item>
        <text:list-item>
          <text:p text:style-name="P121">El idioma se cargará del archivo de configuración “Language.txt”, por defecto será el castellano (ES).</text:p>
        </text:list-item>
        <text:list-item>
          <text:p text:style-name="P121">Por último, se limpiará la memoria.</text:p>
        </text:list-item>
      </text:list>
      <text:p text:style-name="P102"/>
      <text:p text:style-name="P102">En la primera ejecución se crearán los ficheros de traducción, de configuración, etc. Se imprimirá en pantalla el código por defecto (recordemos que <text:span text:style-name="T1">Ada</text:span><text:span text:style-name="T2">Intl </text:span><text:span text:style-name="T20">NO</text:span> traduce). Una vez creados estos ficheros, será necesario traducir manualmente los dominios, y en las siguientes ejecuciones se mostrarán por pantalla las frases en el idioma elegido (si estas cadenas de texto han sido correctamente traducidas).</text:p>
      <text:p text:style-name="P102"/>
      <text:p text:style-name="P102"/>
      <text:p text:style-name="P122"><text:span text:style-name="T24">with </text:span><text:span text:style-name="T25">Adaintl;</text:span></text:p>
      <text:p text:style-name="P122"><text:span text:style-name="T24">use </text:span><text:span text:style-name="T25">Adaintl;</text:span></text:p>
      <text:p text:style-name="P123"/>
      <text:p text:style-name="P122"><text:span text:style-name="T24">with </text:span><text:span text:style-name="T25">Ada.Text_Io;</text:span></text:p>
      <text:p text:style-name="P122"><text:span text:style-name="T24">use </text:span><text:span text:style-name="T25">Ada.Text_Io;</text:span></text:p>
      <text:p text:style-name="P123"/>
      <text:p text:style-name="P122"><text:span text:style-name="T24">procedure </text:span><text:span text:style-name="T25">Ejemplo</text:span><text:span text:style-name="T24"> </text:span><text:span text:style-name="T25"><text:s/></text:span><text:span text:style-name="T24">is </text:span></text:p>
      <text:p text:style-name="P124"/>
      <text:p text:style-name="P122"><text:span text:style-name="T24"><text:s text:c="3"/></text:span><text:span text:style-name="T25">C : Character; <text:s/></text:span></text:p>
      <text:p text:style-name="P123"/>
      <text:p text:style-name="P124">begin</text:p>
      <text:p text:style-name="P124"/>
      <text:p text:style-name="P122"><text:span text:style-name="T24"><text:s text:c="3"/></text:span><text:span text:style-name="T25">Initialize_Adaintl (Es, </text:span><text:span text:style-name="T26">"Frases"</text:span><text:span text:style-name="T25">, No_Debug, </text:span><text:span text:style-name="T26">""</text:span><text:span text:style-name="T25">, </text:span><text:span text:style-name="T26">"Language.txt"</text:span><text:span text:style-name="T25">);</text:span></text:p>
      <text:p text:style-name="P123"/>
      <text:p text:style-name="P122"><text:span text:style-name="T25"><text:s text:c="3"/>Put_Line(</text:span><text:span text:style-name="T26">"A continuacion se ejecutaran algunas pruebas"</text:span><text:span text:style-name="T25">);</text:span></text:p>
      <text:p text:style-name="P122"><text:span text:style-name="T25"><text:s text:c="3"/>Put_Line(</text:span><text:span text:style-name="T26">"para comprobar el correcto funcionamiento de AdaIntl."</text:span><text:span text:style-name="T25">);</text:span></text:p>
      <text:p text:style-name="P123"><text:s text:c="3"/>New_Line;</text:p>
      <text:p text:style-name="P122"><text:span text:style-name="T25"><text:s text:c="3"/>Put_Line(</text:span><text:span text:style-name="T26">"AdaIntl extrae las frases de los archivos de traduccion"</text:span><text:span text:style-name="T25">);</text:span></text:p>
      <text:p text:style-name="P123"><text:s text:c="3"/>Put_Line(</text:p>
      <text:p text:style-name="P122"><text:span text:style-name="T25"><text:s text:c="6"/></text:span><text:span text:style-name="T26">"automaticamente. Estos ficheros se llaman 'dominios' (domain)."</text:span><text:span text:style-name="T25">);</text:span></text:p>
      <text:p text:style-name="P123"><text:s text:c="3"/>New_Line;</text:p>
      <text:p text:style-name="P123"><text:s text:c="3"/>Put_Line(</text:p>
      <text:p text:style-name="P122"><text:span text:style-name="T25"><text:s text:c="6"/></text:span><text:span text:style-name="T26">"Las frases a traducir vienen precedidas por '-' en el codigo fuente."</text:span><text:span text:style-name="T25">);</text:span></text:p>
      <text:p text:style-name="P122"><text:span text:style-name="T25"><text:s text:c="3"/>Put_Line(</text:span><text:span text:style-name="T26">"Se puede usar el dominio por defecto, o especificar uno."</text:span><text:span text:style-name="T25">);</text:span></text:p>
      <text:p text:style-name="P122"><text:span text:style-name="T25"><text:s text:c="3"/>Put_Line(</text:span><text:span text:style-name="T26">"El idioma se puede cambiar en tiempo de ejecucion."</text:span><text:span text:style-name="T25">);</text:span></text:p>
      <text:p text:style-name="P123"/>
      <text:p text:style-name="P122"><text:span text:style-name="T25"><text:s text:c="3"/>New_Line(</text:span><text:span text:style-name="T45">2</text:span><text:span text:style-name="T25">);</text:span></text:p>
      <text:p text:style-name="P122"><text:span text:style-name="T25"><text:s text:c="3"/>Put_Line(</text:span><text:span text:style-name="T26">"Castellano (o el idioma indicado en Language.txt:"</text:span><text:span text:style-name="T25">);</text:span></text:p>
      <text:p text:style-name="P122"><text:span text:style-name="T25"><text:s text:c="3"/>Put_Line(-</text:span><text:span text:style-name="T26">"* Frase numero 1 para probar"</text:span><text:span text:style-name="T25">);</text:span></text:p>
      <text:p text:style-name="P122"><text:span text:style-name="T25"><text:s text:c="3"/>Put_Line(-</text:span><text:span text:style-name="T26">"* Frase numero 2 para probar"</text:span><text:span text:style-name="T25">);</text:span></text:p>
      <text:p text:style-name="P122"><text:span text:style-name="T25"><text:s text:c="3"/>Put_Line(</text:span><text:span text:style-name="T26">"Paises"</text:span><text:span text:style-name="T25">-</text:span><text:span text:style-name="T26">"* España"</text:span><text:span text:style-name="T25">); <text:s text:c="2"/></text:span><text:span text:style-name="T23">-- Dominio (explicito): "Paises"</text:span></text:p>
      <text:p text:style-name="P122"><text:span text:style-name="T23"><text:s text:c="3"/></text:span><text:span text:style-name="T25">Put_Line(</text:span><text:span text:style-name="T26">"Paises"</text:span><text:span text:style-name="T25">-</text:span><text:span text:style-name="T26">"* Italia"</text:span><text:span text:style-name="T25">); <text:s text:c="2"/></text:span><text:span text:style-name="T23">-- Dominio (explicito): "Paises"</text:span></text:p>
      <text:p text:style-name="P125"/>
      <text:p text:style-name="P122"><text:span text:style-name="T23"><text:s text:c="3"/></text:span><text:span text:style-name="T25">New_Line(</text:span><text:span text:style-name="T45">2</text:span><text:span text:style-name="T25">);</text:span></text:p>
      <text:p text:style-name="P123"><text:s text:c="3"/>Set_Language(En);</text:p>
      <text:p text:style-name="P122"><text:span text:style-name="T25"><text:s text:c="3"/>Put_Line(</text:span><text:span text:style-name="T26">"Ingles:"</text:span><text:span text:style-name="T25">);</text:span></text:p>
      <text:p text:style-name="P122"><text:span text:style-name="T25"><text:s text:c="3"/>Put_Line(-</text:span><text:span text:style-name="T26">"* Frase numero 1 para probar"</text:span><text:span text:style-name="T25">);</text:span></text:p>
      <text:p text:style-name="P122"><text:span text:style-name="T25"><text:s text:c="3"/>Put_Line(-</text:span><text:span text:style-name="T26">"* Frase numero 2 para probar"</text:span><text:span text:style-name="T25">);</text:span></text:p>
      <text:p text:style-name="P122"><text:span text:style-name="T25"><text:s text:c="3"/>Put_Line(</text:span><text:span text:style-name="T26">"Paises"</text:span><text:span text:style-name="T25">-</text:span><text:span text:style-name="T26">"* España"</text:span><text:span text:style-name="T25">); <text:s text:c="2"/></text:span><text:span text:style-name="T23">-- Dominio (explicito): "Paises"</text:span></text:p>
      <text:p text:style-name="P122"><text:span text:style-name="T23"><text:s text:c="3"/></text:span><text:span text:style-name="T25">Put_Line(</text:span><text:span text:style-name="T26">"Paises"</text:span><text:span text:style-name="T25">-</text:span><text:span text:style-name="T26">"* Italia"</text:span><text:span text:style-name="T25">); <text:s text:c="2"/></text:span><text:span text:style-name="T23">-- Dominio (explicito): "Paises"</text:span></text:p>
      <text:p text:style-name="P125"/>
      <text:p text:style-name="P125"/>
      <text:p text:style-name="P122"><text:span text:style-name="T23"><text:s text:c="3"/></text:span><text:span text:style-name="T25">New_Line(</text:span><text:span text:style-name="T45">2</text:span><text:span text:style-name="T25">);</text:span></text:p>
      <text:p text:style-name="P123"><text:s text:c="3"/>Set_Language(Ca);</text:p>
      <text:p text:style-name="P122"><text:span text:style-name="T25"><text:s text:c="3"/>Put_Line(</text:span><text:span text:style-name="T26">"Catalan:"</text:span><text:span text:style-name="T25">);</text:span></text:p>
      <text:p text:style-name="P122"><text:span text:style-name="T25"><text:s text:c="3"/>Put_Line(-</text:span><text:span text:style-name="T26">"* Frase numero 1 para probar"</text:span><text:span text:style-name="T25">);</text:span></text:p>
      <text:p text:style-name="P122"><text:span text:style-name="T25"><text:s text:c="3"/>Put_Line(-</text:span><text:span text:style-name="T26">"* Frase numero 2 para probar"</text:span><text:span text:style-name="T25">);</text:span></text:p>
      <text:p text:style-name="P122"><text:span text:style-name="T25"><text:s text:c="3"/>Put_Line(</text:span><text:span text:style-name="T26">"Paises"</text:span><text:span text:style-name="T25">-</text:span><text:span text:style-name="T26">"* España"</text:span><text:span text:style-name="T25">); <text:s text:c="2"/></text:span><text:span text:style-name="T23">-- Dominio (explicito): "Paises"</text:span></text:p>
      <text:p text:style-name="P122"><text:span text:style-name="T23"><text:s text:c="3"/></text:span><text:span text:style-name="T25">Put_Line(</text:span><text:span text:style-name="T26">"Paises"</text:span><text:span text:style-name="T25">-</text:span><text:span text:style-name="T26">"* Italia"</text:span><text:span text:style-name="T25">); <text:s text:c="2"/></text:span><text:span text:style-name="T23">-- Dominio (explicito): "Paises"</text:span></text:p>
      <text:p text:style-name="P125"/>
      <text:p text:style-name="P125"/>
      <text:p text:style-name="P122"><text:span text:style-name="T23"><text:s text:c="3"/></text:span><text:span text:style-name="T25">Clean_Adaintl;</text:span></text:p>
      <text:p text:style-name="P123"/>
      <text:p text:style-name="P123"><text:s text:c="3"/>Get_Immediate(C);</text:p>
      <text:p text:style-name="P123"/>
      <text:p text:style-name="P122"><text:span text:style-name="T24">end </text:span><text:span text:style-name="T25">Ejemplo;</text:span></text:p>
      <text:p text:style-name="P24"/>
      <text:p text:style-name="P24"/>
      <text:p text:style-name="P24"/>
      <text:p text:style-name="P102"><text:span text:style-name="T3">Nota</text:span>: Este ejemplo está en la carpeta <text:span text:style-name="T4">/example</text:span>.</text:p>
      <text:h text:style-name="P6" text:outline-level="1">6- Lista de cosas por mejorar o arreglar</text:h>
      <text:p text:style-name="P102"/>
      <text:p text:style-name="P101">Probar a fondo <text:span text:style-name="T1">Ada</text:span><text:span text:style-name="T8">Intl</text:span> </text:p>
      <text:p text:style-name="P102"/>
      <text:p text:style-name="P102"><text:span text:style-name="T1">Ada</text:span><text:span text:style-name="T2">Intl</text:span> ha sido probada en sistemas Windows y Unix con GNAT. <text:line-break/>Sin embargo sería conveniente probarlo con otros compiladores (teóricamente no debería dar ningún problema) y por supuesto usarlo en aplicaciones reales, etc. En otras palabras, “darle rodaje”.</text:p>
      <text:p text:style-name="P102"/>
      <text:p text:style-name="P102"/>
      <text:p text:style-name="P101">Compatibilidad con archivos <text:span text:style-name="T4">*.PO</text:span></text:p>
      <text:p text:style-name="P102"/>
      <text:p text:style-name="P102">Actualmente <text:span text:style-name="T1">Ada</text:span><text:span text:style-name="T2">Intl</text:span> usa ficheros de traducción con formato propio, tipo </text:p>
      <text:p text:style-name="P102"><text:span text:style-name="T4">Hash</text:span> = <text:span text:style-name="T4">Cadena</text:span></text:p>
      <text:p text:style-name="P102"/>
      <text:p text:style-name="P102">Sin embargo se podría aprovechar los programas hechos para los ficheros <text:span text:style-name="T4">*.PO</text:span> que se generan con GNU/gettext (como <text:span text:style-name="T4">poEdit</text:span>), y así poder facilitar la traducción. El formato de los archivos <text:span text:style-name="T4">PO</text:span> es:</text:p>
      <text:p text:style-name="P102"><text:span text:style-name="T4">msgid</text:span> = <text:span text:style-name="T4">Cadena original</text:span></text:p>
      <text:p text:style-name="P102"><text:span text:style-name="T4">msgstr</text:span> = <text:span text:style-name="T4">Cadena traducida</text:span></text:p>
      <text:p text:style-name="P102"/>
      <text:p text:style-name="P102">La entrada y salida de los ficheros de traducción en <text:span text:style-name="T1">Ada</text:span><text:span text:style-name="T2">Intl </text:span>está “encapsulada” en el paquete <text:span text:style-name="T4">d_frases_io</text:span>.</text:p>
      <text:p text:style-name="P102">Modificando la gramática se podría admitir ambos formatos (formato antiguo para mantener compatibilidad a la hora de leer archivos de traducción antiguos, y usar el nuevo para leer/escribir).</text:p>
      <text:p text:style-name="P102"/>
      <text:p text:style-name="P102"/>
      <text:p text:style-name="P101">Tratar colisiones</text:p>
      <text:p text:style-name="P102"/>
      <text:p text:style-name="P102">Actualmente se usa un hash de la cadena original para identificar la traducida. El algoritmo usado es una implementación en Ada95 del <text:a xlink:type="simple" xlink:href="http://www.scalabium.com/faq/dct0136.htm">Elf Hash</text:a>.</text:p>
      <text:p text:style-name="P102"/>
      <text:p text:style-name="P102">En lugar de usar una tabla de hashing, se usa un arbol para almacenar las frases y sus hashes, debido a que permite un acceso mucho más rápido (log n en el peor de los casos) y una flexibilidad de tamaño que una tabla de hashing no tiene. Sin embargo, tal como se ha implementado, no se contempla la posibilidad de colisiones: si se produce una colisión en el hash (es decir dos cadenas distintas generan el mismo hash), para <text:span text:style-name="T1">Ada</text:span><text:span text:style-name="T2">Intl</text:span> las dos cadenas son iguales, con las limitaciones que ello conlleva.</text:p>
      <text:p text:style-name="P102"/>
      <text:p text:style-name="P102">De momento, si se detecta una colisión (cosa que no debería ocurrir con mucha probabilidad, o directamente no ocurrir en muchos casos), se puede modificar una de las frases que “colisionan”, por ejemplo añadiendo un espacio al final, etc.</text:p>
      <text:p text:style-name="P102"/>
      <text:p text:style-name="P102">Es necesario mejorar este punto y tratar el caso en el que ocurran colisiones. </text:p>
      <text:p text:style-name="P102">Otra posibilidad es no usar un hash, sino la cadena original. Por tanto si hay dos elementos “iguales”, ¡es que es el mismo string!</text:p>
      <text:p text:style-name="P102">Si bien así se podría aprovechar para el punto anterior (mismo formato que archivos PO), el coste de recorrer un arbol de strings en lugar de usar un hash es muchísimo mayor.</text:p>
      <text:p text:style-name="P101">Traducir la documentación</text:p>
      <text:p text:style-name="P102"/>
      <text:p text:style-name="P102">Sería necesario traducir esta documentación al inglés como mínimo.</text:p>
      <text:p text:style-name="P102"/>
      <text:p text:style-name="P102"/>
      <text:p text:style-name="P101">Concurrencia</text:p>
      <text:p text:style-name="P102"/>
      <text:p text:style-name="P102">Habría que preparar <text:span text:style-name="T1">Ada</text:span><text:span text:style-name="T2">Intl </text:span>para trabajar en aplicaciones concurrentes, donde distintos “tasks” acceden “a la vez” a frases, modificando los árboles de frases/dominio, etc.</text:p>
      <text:p text:style-name="P102"/>
      <text:p text:style-name="P102"/>
      <text:p text:style-name="P102"/>
      <text:h text:style-name="P6" text:outline-level="1">7- Version e historial</text:h>
      <text:p text:style-name="P102"/>
      <text:p text:style-name="P102">La última versión de <text:span text:style-name="T1">Ada</text:span><text:span text:style-name="T2">Intl</text:span> es la <text:span text:style-name="T46">0.1alpha.</text:span></text:p>
      <text:p text:style-name="P102"/>
      <text:p text:style-name="P102"/>
      <text:p text:style-name="P102"/>
      <text:p text:style-name="P101">Historial:</text:p>
      <text:p text:style-name="P102"/>
      <text:p text:style-name="P102">12 de julio de 2006 – 0.1alpha</text:p>
      <text:list text:style-name="L43">
        <text:list-item>
          <text:p text:style-name="P126">¡Primera versión!</text:p>
          <text:p text:style-name="P126"/>
        </text:list-item>
      </text:list>
      <text:h text:style-name="P6" text:outline-level="1">8- Créditos y licencia</text:h>
      <text:p text:style-name="P102"/>
      <text:p text:style-name="P102"><text:span text:style-name="T1">Ada</text:span><text:span text:style-name="T2">Intl </text:span>fue creada por <text:a xlink:type="simple" xlink:href="mailto:andres.age@gmail.com">Andres_age</text:a> en julio de 2006.</text:p>
      <text:p text:style-name="P102"/>
      <text:p text:style-name="P102">Agradecimientos a:</text:p>
      <text:p text:style-name="P127"/>
      <text:list text:style-name="L44">
        <text:list-item>
          <text:p text:style-name="P128"><text:a xlink:type="simple" xlink:href="http://www.cs.fiu.edu/~weiss/">Mark Allen Weiss</text:a> por permitirme usar y modificar una implementación suya de árboles AA.</text:p>
        </text:list-item>
        <text:list-item>
          <text:p text:style-name="P128"><text:a xlink:type="simple" xlink:href="mailto:mgrojo@ya.com">Gneuromante</text:a> por su colaboración, ayuda y consejos.</text:p>
        </text:list-item>
        <text:list-item>
          <text:p text:style-name="P128"><text:a xlink:type="simple" xlink:href="mailto:webmaster@canalada.org">Flash Noi</text:a> y a <text:a xlink:type="simple" xlink:href="http://www.canalada.org/">Canal #Ada</text:a> por hospedar el proyecto.</text:p>
        </text:list-item>
      </text:list>
      <text:p text:style-name="P127"/>
      <text:p text:style-name="P127"/>
      <text:h text:style-name="Heading_20_2" text:outline-level="2">8.1- LGPL</text:h>
      <text:p text:style-name="P102"/>
      <text:p text:style-name="P102"><text:span text:style-name="T1">Ada</text:span><text:span text:style-name="T2">Intl</text:span> se ha liberado bajo la licencia LGPL. En la <text:a xlink:type="simple" xlink:href="http://www.gnu.org/licenses/lgpl.html">página de la FSF</text:a> se puede leer la licencia en versión original. A continuación se incluye una traducción en castellano de la LGPL.</text:p>
      <text:p text:style-name="P102"/>
      <text:p text:style-name="P129"/>
      <text:p text:style-name="P129"><text:a xlink:type="simple" xlink:href="http://gugs.sindominio.net/gnu-gpl/lgpl-es.html">http://gugs.sindominio.net/gnu-gpl/lgpl-es.html</text:a></text:p>
      <text:p text:style-name="P130"/>
      <text:p text:style-name="P130"><text:bookmark text:name="LGPL-ES"/>GNU LESSER GENERAL PUBLIC LICENCE (traducción)</text:p>
      <text:p text:style-name="P131">Versión 2.1, Febrero 1999 </text:p>
      <text:p text:style-name="P131">Sobre la traducción: </text:p>
      <text:list text:style-name="L45">
        <text:list-item>
          <text:p text:style-name="P132"><text:span text:style-name="T47">Autor de la la traducción: Rafael Palomino </text:span><text:span text:style-name="T48">&lt;</text:span><text:a xlink:type="simple" xlink:href="mailto:rafaelus4@eresmas.net"><text:span text:style-name="T49">rafaelus4@eresmas.net</text:span></text:a><text:span text:style-name="T48">&gt;</text:span></text:p>
        </text:list-item>
        <text:list-item>
          <text:p text:style-name="P133">Fecha de la traducción: mayo de 2001</text:p>
        </text:list-item>
      </text:list>
      <text:p text:style-name="P131">Notas sobre la traducción: </text:p>
      <text:list text:style-name="L46">
        <text:list-item>
          <text:p text:style-name="P134">El término <text:span text:style-name="T50">library</text:span> ha sido traducido en este texto como "librería", en lugar de su traducción correcta "biblioteca" al estar esta primera denominación más de acuerdo con los términos informáticos utilizados en castellano.</text:p>
        </text:list-item>
        <text:list-item>
          <text:p text:style-name="P134">El objetivo primordial de esta traducción es dar a explicar la licencia LGPL, sin embargo dicha traducción a debido ser muy "literal" en varias ocasiones para no caer en interpretaciones personales.</text:p>
        </text:list-item>
      </text:list>
      <text:p text:style-name="Text_20_body"><text:span text:style-name="T47">This is an unofficial translation of the GNU Lesser General Public License into spanish. It was not published by the Free Software Foundation, and does not legally state the distribution terms for software that uses the GNU LGPL — only the </text:span><text:a xlink:type="simple" xlink:href="http://www.gnu.org/copyleft/lesser.html" office:target-frame-name="_top" xlink:show="replace"><text:span text:style-name="T51">original English text of the GNU LGPL</text:span></text:a><text:span text:style-name="T47"> does that. However, we hope that this translation will help spanish speakers understand the GNU GPL better.</text:span></text:p>
      <text:p text:style-name="Text_20_body"><text:span text:style-name="T47">Esta es una traducción no oficial de la GNU Lesser General Public License. No fue públicada por la Free Software Foundation, y no establece legalmente los términos de distribución de software que usa la GNU LGPL; sólo el </text:span><text:a xlink:type="simple" xlink:href="http://www.gnu.org/copyleft/lesser.html" office:target-frame-name="_top" xlink:show="replace"><text:span text:style-name="T51">texto inglés original de la GNU LGPL</text:span></text:a><text:span text:style-name="T47"> lo hace. Sin embargo, esperamos que esta traducción ayudará a los hispanohablantes a entender la GNU LGPL mejor.</text:span></text:p>
      <text:p text:style-name="P131">Copyright © 1991, 1999 </text:p>
      <text:p text:style-name="P131">Free Software Foundation, Inc. 59, Temple Place, Suite 330, Boston, MA 02111-1307  USA</text:p>
      <text:p text:style-name="P131">. Se permite a cualquier persona la copia y distribución de copias literales de este documento de licencia, su modificación no está permitida. </text:p>
      <text:p text:style-name="P131">(Esta es la primera versión emitida de la GPL Menor. Es también la sucesora de la <text:span text:style-name="T50">GNU Library Public Licence</text:span>, versión 2, de aquí la versión 2.1) </text:p>
      <text:h text:style-name="Heading_20_3" text:outline-level="3"><text:bookmark text:name="AEN36"/>Preámbulo</text:h>
      <text:p text:style-name="P131">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P131">Esta licencia, la Licencia Pública General Menor (<text:span text:style-name="T50">Lesser General Public Licence</text:span>),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P131">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P131">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P131">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P131">Nosotros protegemos sus derechos con un método de dos pasos: (1) obtenemos los derechos de autor de la librería, y (2) le ofrecemos esta licencia que le da permiso legal para copiar, distribuir, y/o modificar la librería.</text:p>
      <text:p text:style-name="P131">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P131">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P131">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P131">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P131">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P131">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P131">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P131">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P131">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h text:style-name="Heading_20_3" text:outline-level="3"><text:bookmark text:name="AEN55"/>Términos y condiciciones para la copia, distribución y modificación</text:h>
      <text:p text:style-name="P135">0.-</text:p>
      <text:p text:style-name="P136">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P136">Una "librería" significa una colección de funciones y/o datos de software, preparados para ser enlazados de una forma cómoda con programas de aplicación (que usan algunas de estas funciones y datos) para formar ejecutables.</text:p>
      <text:p text:style-name="P136">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P136">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P136">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P135">1.-</text:p>
      <text:p text:style-name="P136">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P136">Puede cobrar un importe por el acto físico de traspasar una copia y puede, a opción suya, ofrecer una protección de garantía a cambio de un importe.</text:p>
      <text:p text:style-name="P135">2.-</text:p>
      <text:p text:style-name="P136">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P136">a) El trabajo modificado debe ser por si mismo una librería.</text:p>
      <text:p text:style-name="P136">b) Debe hacer que los ficheros modificados lleven avisos llamativos, declarando que usted cambió los ficheros y la fecha de cualquier cambio.</text:p>
      <text:p text:style-name="P136">c) Debe hacer que a todo el trabajo le sea concedida una licencia, sin cargo a terceras partes, bajo los términos de esta Licencia.</text:p>
      <text:p text:style-name="P136">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P136">(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P136">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P136">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P136">Además, la mera agregación de otro trabajo no basado en la Librería con la Librería (o con un trabajo basado en la Librería) en un volumen de almacenaje o en un medio de distribución, no pone al otro trabajo bajo los objetivos de esta Licencia.</text:p>
      <text:p text:style-name="P135">3.-</text:p>
      <text:p text:style-name="P136">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P136">Una vez que se haya hecho este cambio en una copia dada, es irreversible para esa copia, de modo que la Licencia Pública General GNU ordinaria se aplica a todas las copias siguientes y a trabajos derivados realizados a partir de esa copia.</text:p>
      <text:p text:style-name="P136">Esta opción es útil cuando usted desea copiar parte del código de la Librería dentro de un programa que no es una librería.</text:p>
      <text:p text:style-name="P135">4.-</text:p>
      <text:p text:style-name="P136">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P136">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P135">5.-</text:p>
      <text:p text:style-name="P136">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P136">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P136">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P136">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P136">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P135">6.-</text:p>
      <text:p text:style-name="P136">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P136">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P136">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P136">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P136">c) Acompañar el trabajo con una oferta escrita, valida por tres años al menos, para proporcionar a dicho usuario los materiales especificados en la Subsección 6a de arriba, por un precio no superior al coste de realizar esta distribución.</text:p>
      <text:p text:style-name="P136">d) Si la distribución del trabajo se hace ofreciendo el acceso a la copia desde un lugar determinado, ofrecer un acceso equivalente para la copia de los materiales especificados anteriormente desde el mismo lugar.</text:p>
      <text:p text:style-name="P136">e) Verificar que el usuario ha recibido ya una copia de estos materiales o que usted ya le ha enviado una copia a este usuario.</text:p>
      <text:p text:style-name="P136">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P136">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P135">7.-</text:p>
      <text:p text:style-name="P136">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P136">a) Acompañar la librería combinada con una copia del mismo trabajo basado en la Librería, sin combinar con ningunas otras facilidades de librería. Esto debe ser distribuido bajo los términos de las Secciones anteriores.</text:p>
      <text:p text:style-name="P136">b) Incluir una notificación destacada con la librería combinada del hecho de que parte de ella es un trabajo basado en la Librería, y explicando donde encontrar las formas sin combinar acompañantes del mismo trabajo.</text:p>
      <text:p text:style-name="P135">8.-</text:p>
      <text:p text:style-name="P136">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P135">9.-</text:p>
      <text:p text:style-name="P136">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P135">10.-</text:p>
      <text:p text:style-name="P136">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P135">11.-</text:p>
      <text:p text:style-name="P136">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P136">Si cualquier parte de esta sección se considera invalida o inaplicable bajo cualquier circunstancia particular, se intentará aplicar el balance de la sección, y en otras circunstancias se intentará aplicar la sección como un todo.</text:p>
      <text:p text:style-name="P136">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P136">Esta sección tiene el propósito de esclarecer a fondo lo que se cree ser una consecuencia del resto de esta licencia.</text:p>
      <text:p text:style-name="P135">12.-</text:p>
      <text:p text:style-name="P136">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P135">13.-</text:p>
      <text:p text:style-name="P136">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P136">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P135">14.-</text:p>
      <text:p text:style-name="P136">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P131">SIN GARANTIA</text:p>
      <text:p text:style-name="P135">15.-</text:p>
      <text:p text:style-name="P136">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P135">16.-</text:p>
      <text:p text:style-name="P136">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P137">FIN DE TÉRMINOS Y CONDICIONES.</text:p>
      <text:p text:style-name="P137"/>
      <text:p text:style-name="P137"/>
      <text:p text:style-name="P137"/>
      <text:p text:style-name="P137"/>
      <text:p text:style-name="P137"/>
      <text:p text:style-name="P137"/>
      <text:h text:style-name="Heading_20_3" text:outline-level="3"><text:bookmark text:name="AEN164"/>Cómo aplicar estos términos a sus nuevas librerías.</text:h>
      <text:p text:style-name="P131">Si usted desarrolla una librería nueva, y quiere que sea del mayor uso posible para el publico, le recomendamos que la haga software libre para que todo el mundo pueda redistribuirla o combinarla. Usted puede hacer tal cosa permitiendo la redistribución bajo estos términos (o, alternativamente, bajo los términos de la Licencia Pública General ordinaria).</text:p>
      <text:p text:style-name="P131">Para aplicar estos términos agregue la siguiente nota a la librería. Es más prudente agregar los avisos al comienzo de cada fichero fuente para transmitir de una forma más efectiva la exclusión de garantía; y cada fichero debería tener al menos la línea de derechos de autor y un puntero hacia donde se encuentre la notificación completa.</text:p>
      <text:p text:style-name="P131"><text:bookmark text:name="AEN168"/>Copyright ©</text:p>
      <text:p text:style-name="P131">This library is free software; you can redistribute it and/or modify it under the terms of the GNU Lesser Gereral Public Licence as published by the Free Software Foundation; either version 2 of the Licence, or (at your opinion) any later version.</text:p>
      <text:p text:style-name="P131">This library is distributed in the hope that it will be usefull, but WITHOUT ANY WARRANTY; without even the implied warranty of merchantability or fitness for a particular purpose. See the GNU Lesser General Public Licence for more details.</text:p>
      <text:p text:style-name="P131">You should have received a copy of the GNU Lesser General Public Licence along with this library; if not, write to the Free Software Foundation, Inc., 59 Temple Place, Suite 330, Boston, Ma 02111-1307 USA.</text:p>
      <text:p text:style-name="P131">Añada también información sobre como contactar con usted mediante correo electrónico y postal.</text:p>
      <text:p text:style-name="P131">Debería incluir también su empleo (si trabaja como programador) o sus estudios, si tiene alguno, para firmar una "renuncia a los derechos de autor" para la librería, si fuese necesario. Aquí tenemos un ejemplo; altere los nombres:</text:p>
      <text:p text:style-name="P131"><text:bookmark text:name="AEN176"/>Yoyodyne, Inc., hereby disclaims all copyright interest in the library 'Frob' (a library for tweaking knobs) written by James Random Hacker.</text:p>
      <text:p text:style-name="P131">firma de Ty Coon, 1 April 1990</text:p>
      <text:p text:style-name="P131">Ty Coon, President of Vice</text:p>
      <text:p text:style-name="P131">¡Eso es todo!</text:p>
      <text:p text:style-name="P130"/>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FixedSys" svg:font-family="FixedSy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Arial"/>
    </style:style>
    <style:style style:name="T1" style:family="text">
      <style:text-properties fo:color="#ff0000"/>
    </style:style>
    <style:style style:name="T2" style:family="text">
      <style:text-properties fo:color="#0000ff"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span text:style-name="T1">Ada</text:span><text:span text:style-name="T2">Intl</text:span> – Internacionalización en Ada95<text:tab/><text:tab/><text:page-number text:select-page="current">4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Andres Soliño</meta:initial-creator>
    <meta:creation-date>2006-07-01T11:40:48</meta:creation-date>
    <dc:creator>Andres Soliño</dc:creator>
    <dc:date>2006-07-12T16:20:10</dc:date>
    <dc:language>es-ES</dc:language>
    <meta:editing-cycles>50</meta:editing-cycles>
    <meta:editing-duration>PT9H8M7S</meta:editing-duration>
    <meta:user-defined meta:name="Info 1"/>
    <meta:user-defined meta:name="Info 2"/>
    <meta:user-defined meta:name="Info 3"/>
    <meta:user-defined meta:name="Info 4"/>
    <meta:document-statistic meta:table-count="1" meta:image-count="0" meta:object-count="0" meta:page-count="47" meta:paragraph-count="576" meta:word-count="10970" meta:character-count="68713"/>
  </office:meta>
</office:document-meta>
</file>